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ff0000" fo:font-size="200pt" fo:font-style="normal" fo:background-color="transparent" style:font-size-asian="200pt" style:font-style-asian="normal" style:font-size-complex="200pt" style:font-style-complex="normal"/>
    </style:style>
    <style:style style:name="P5" style:family="paragraph" style:parent-style-name="Standard">
      <style:paragraph-properties fo:text-align="center" style:justify-single-word="false"/>
      <style:text-properties fo:color="#4b1f6f" fo:font-size="40pt" fo:font-weight="bold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4b1f6f"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4b1f6f" fo:font-size="14pt" fo:font-style="italic" style:font-size-asian="14pt" style:font-style-asian="italic" style:font-size-complex="14pt" style:font-style-complex="italic"/>
    </style:style>
    <style:style style:name="T11" style:family="text">
      <style:text-properties fo:color="#4b1f6f" fo:font-size="14pt" fo:font-style="italic" style:font-size-asian="14pt" style:font-style-asian="italic" style:font-size-complex="14pt" style:language-complex="hi" style:country-complex="IN" style:font-style-complex="italic"/>
    </style:style>
    <style:style style:name="T12" style:family="text">
      <style:text-properties fo:color="#4b1f6f" fo:font-size="14pt" fo:font-style="italic" style:font-size-asian="14pt" style:font-style-asian="italic" style:font-size-complex="14pt" style:language-complex="kn" style:country-complex="IN" style:font-style-complex="italic"/>
    </style:style>
    <style:style style:name="T13" style:family="text">
      <style:text-properties fo:color="#4b1f6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color="#4b1f6f" fo:font-size="14pt" style:font-size-asian="14pt" style:font-size-complex="14pt"/>
    </style:style>
    <style:style style:name="T15" style:family="text">
      <style:text-properties fo:color="#4b1f6f" fo:font-size="15pt" fo:font-style="italic" style:font-size-asian="15pt" style:font-style-asian="italic" style:font-size-complex="15pt" style:font-style-complex="italic"/>
    </style:style>
    <style:style style:name="T16" style:family="text">
      <style:text-properties fo:color="#4b1f6f" fo:font-style="italic" style:font-style-asian="italic" style:font-style-complex="italic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style:language-complex="kn" style:country-complex="IN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800000" fo:font-size="14pt" fo:font-style="italic" style:font-size-asian="14pt" style:font-style-asian="italic" style:font-size-complex="14pt" style:font-style-complex="italic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language-complex="hi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><text:line-break/></text:p>
      <text:p text:style-name="P4">ॐ</text:p>
      <text:p text:style-name="P3"/>
      <text:p text:style-name="P3"/>
      <text:p text:style-name="P3"/>
      <text:p text:style-name="P3"/>
      <text:p text:style-name="P3">श्री कविवर स्व० प० टेकचन्द्र कृत</text:p>
      <text:p text:style-name="P5">श्री पंचपरमेष्ठी पूजन विधान</text:p>
      <text:p text:style-name="P2"><text:soft-page-break/><text:line-break/><text:span text:style-name="T3">दोहा</text:span><text:line-break/><text:span text:style-name="T19">मनरंजन</text:span> भंजन करम, पंच परम गुरु सार<text:line-break/>पूजत हैं सुर नर खगा, पावत हैं भवपार ॥<text:line-break/><text:span text:style-name="T20">सोरठा</text:span> - प्रथमदेव अरिहन्त, गर्भ आदि <text:span text:style-name="T19">ष</text:span>टमास के <text:line-break/>मणिमय नगर करन्त, पीछे जिन अवतार लें ॥<text:line-break/><text:span text:style-name="T3">चौपाई छन्द</text:span><text:line-break/>पर पर जाय <text:span text:style-name="T19">छांडि</text:span> जिनराय, गरभ बिषें अवतार वराय<text:line-break/>तब षोडश सुपना माँ लेय, तिनकी कथा सुनो पुनि जेय ॥<text:line-break/><text:span text:style-name="T3">अडिल्ल छन्द</text:span><text:line-break/>ऐरावत गज वृषभ, सुफेद सुजानियें<text:line-break/>सिंह पहुप की माल, लक्ष्मि हित दानिये ॥<text:line-break/>पूरण शशि रवि कुम्भ, दोय शुभ देखिया<text:line-break/>मच्छ जुगल जल थान, केलिजुत पेखिया ॥<text:line-break/><text:span text:style-name="T3">पद्धरि छन्द</text:span><text:line-break/>सरवर कमलन करि पूर्ण जोय, जलराशि समुद्र फिर लख्योसोय<text:line-break/>सिंहासन सुरग विमान जान, धरणेंदर देख्यो जानमान ॥<text:line-break/><text:span text:style-name="T4">गीता छन्द</text:span><text:line-break/>रतनराशि निहार अगनी, धूम बिन जोई सही<text:line-break/>ये स्वप्न लखि माँ हरष पायो, फेरि जिन जन्में सही ॥<text:line-break/>पुन ठानि तप भवतरण अघहरि, ज्ञान केवल पाय हैं <text:line-break/>तब होय अतिशय नाम सुनि अब, जन्मते दश थाय हैं ॥<text:line-break/><text:span text:style-name="T3">छन्द वेसरी</text:span><text:line-break/>तब होय दश जिन लहे सु ज्ञानो, चौदह अतिशय सुरकृतमानो <text:line-break/>आठ प्रतीहारज शुभ होवे, अनन्त चतुष्ट सब मल धोवें ॥<text:line-break/><text:span text:style-name="T3">चाल छन्द</text:span><text:line-break/><text:soft-page-break/>ये छ्‍यालीसों गुण जुत देवा, विचरे संग द्वादश भेवा<text:line-break/>छवि देखि समोसर्ण केरी, हरि सुर पूजें करि करि फेरी ॥<text:line-break/><text:span text:style-name="T3">चाल जोगीरासा की</text:span><text:line-break/>फेरि सिद्धगुण आठ जु पाये, आठ करम के जारे<text:line-break/>होय निरंजन चेतन मूरति, लोकशिखर थिति धारे ॥<text:line-break/>दशधा धर्म तप द्वादश गाये, पंच अचार सुभाई ॥<text:line-break/><text:span text:style-name="T3">जिनजय की चाल</text:span><text:line-break/>गुप्ति तीन षट आवसी, सब मिलि होय छतीसा जी<text:line-break/>बहुभुतगुणपच्चीस हैं, अंगपूरवसबपूराजी बहुश्रुतपूजों भावसों ॥<text:line-break/>बीस आठ गुन साधु के, तहां पंचमहाव्रत सारोजी, पंचसमिति<text:line-break/>पंचअक्षिद में, षटआवशि भेंट सुधारोजी, ते गुरु अति सुखकार है॥<text:line-break/><text:span text:style-name="T3">कड़खा छन्द</text:span><text:line-break/>भूमि सोबें सदा मंजन ते ना करें, त्याग वस्त्र तनों शीश लुँचें<text:line-break/>खांय इकबारथिति, सुभग ठाने सदा, दंतधोवन तजें, साधु माने ॥<text:line-break/><text:span text:style-name="T3">चाल ( सुन भाई रे)</text:span><text:line-break/>ये ही पंचगुरु पूजिये, सुनि भाई रे<text:line-break/>जो चाहे भव पार, चेत मन भाई रे ॥<text:line-break/>ये भवदधि नाव हैं सुनि भाई रे<text:line-break/>को पुण्यतें यह पाय, चेत मन भाई रे ॥<text:line-break/><text:span text:style-name="T3">कड़खा छन्द</text:span><text:line-break/>ये ही परमेष्ठी पाँच जग पूज्य हैं ।<text:line-break/>मोहसो सुभट इन हेरि मारयो ॥<text:line-break/>शेष कर्म सात तव, परे किस गिनति में ।<text:line-break/>मारि के पलक में काज सारयो ॥<text:line-break/>आप भव तिर गये, और तारत भये ।<text:line-break/><text:soft-page-break/>धारि करूणा, जगत जीव केरी ।<text:line-break/>दीन को तार, संसार-हर देव हैं ।<text:line-break/>मेटि हैं भगत की जगत फे री ॥<text:line-break/><text:span text:style-name="T8">॥ इति भक्तिस्तुतिः समाप्ता ॥</text:span></text:p>
      <text:p text:style-name="P2"/>
      <text:p text:style-name="P7">-----------------------------</text:p>
      <text:p text:style-name="P2"><text:line-break/><text:span text:style-name="T9">अथ समुच्चय पूजा </text:span><text:span text:style-name="T2">( चाल पंचमंगल)</text:span><text:line-break/>पंच परम गुरु सब सुखदाई, पूजों भविजन हर्ष बढ़ाई<text:line-break/>तिनके पद सुर हरि नित सेवें, पूरब अघबन को धो देवें ॥<text:line-break/>देवें जु अग्नी सकल वन कों, और कहो कहा गाइये<text:line-break/>ताके सुफल भव छांडि भवि जन, मुकति रमणी पाइये ॥<text:line-break/><text:line-break/><text:span text:style-name="T3">अष्टक</text:span><text:line-break/>ॐ <text:span text:style-name="T21">ह्रीं श्री पंचपरमेष्ठि जिनसमूह! अत्रावतरावतर संवौषट् आह्वाननं ।<text:line-break/>अत्र तिष्ठ तिष्ठ ठ: ठ: स्थापनं । अत्र मम सन्निहितो<text:line-break/>भव भव वषट् सन्निधिकरणं पुष्पांजलिं क्षिपाम: ।</text:span><text:line-break/><text:span text:style-name="T3">चाल (जोगीरासा की)</text:span></text:p>
      <text:p text:style-name="P2">झारी कनक सुघाट मनोहर, निर्मल नीर भराई ।<text:line-break/>जिन सिद्ध अचारज अरु बहुश्रुत धर, साधु जजों हरषाई ॥<text:line-break/><text:span text:style-name="T10">ॐ ह्रीं श्री पंचपरमेष्ठिभ्य: जन्मजरामृत्युविनाशनाय जलम निर्वपामीति स्वाहा ।</text:span><text:line-break/>चन्दन बाबन निर्मल पानी, घसि कर लेकर लाई</text:p>
      <text:p text:style-name="P2">जिन सिद्ध अचारज अरु बहुश्रुतधर, साधु जजों हरषाई ॥<text:line-break/><text:span text:style-name="T15">ॐ ह्रीं श्री पंचपरमेष्ठिभ्य :संसारताप विनाशनाय चन्दनम निर्वपामीति स्वाहा</text:span><text:line-break/>अक्षत नखसिख शुद्ध सुगन्धित न नन को सुखदाई</text:p>
      <text:p text:style-name="P2"><text:soft-page-break/>जिन सिद्ध अचारज अरु बहुश्रुतधर, साधु जजों हरषाई ॥</text:p>
      <text:p text:style-name="P2"><text:span text:style-name="T10">ॐ ह्रीं श्री पंचपरमेष्ठिभ्य: अक्षयपदप्राप्तये अक्षतान् निर्वपामीति स्वाहा</text:span><text:line-break/>सुरद्रुमपहुप सुगन्ध मनोहर, मोहित अलि चित भाई</text:p>
      <text:p text:style-name="P2">जिन सिद्ध अचारज अरु बहुश्रुतधर, साधु जजों हरषाई ॥<text:line-break/><text:span text:style-name="T10">ॐ ह्रीं श्री पंचपरमेष्ठिभ्य: कामबाणविध्वंसनाय पुष्पम निर्वपामीति स्वाहा</text:span><text:line-break/>षट्‍रस जुत नैवेद्य पवित्तर, क्षुधाविनाशन लाई</text:p>
      <text:p text:style-name="P2">जिन सिद्ध अचारज अरु बहुश्रुतधर, साधु जजों हरषाई ॥<text:line-break/><text:span text:style-name="T10">ॐ ह्रीं श्री पंचपरमेष्ठिभ्य : क्षुधारोगविनाशनाय नैवेद्यम निर्वपामीति स्वाहा</text:span><text:line-break/>रतन दीप धरि थाल आरती हर्षित चित ले भाई</text:p>
      <text:p text:style-name="P2">जिन सिद्ध अचारज अरु बहुश्रुतधर, साधु जजों हरषाई ॥<text:line-break/><text:span text:style-name="T10">ॐ ह्रीं श्री पंचपरमेष्ठिभ्य मोहान्धकार विनाशनाय दीपम निर्वपामीति स्वाहा</text:span><text:line-break/>दशधा धूप मिलाय अग्नि मधि, खेऊं अति उमगाई</text:p>
      <text:p text:style-name="P2">जिन सिद्ध अचारज अरु बहुश्रुतधर, साधु जजों हरषाई ॥<text:line-break/><text:span text:style-name="T10">ॐ ह्रीं श्री पंचपरमेष्ठिभ्य : अष्टकर्मदहनाय धूपमू निर्वपामीति स्वाहा</text:span><text:line-break/>श्रीफल लोंग सुपारी खारक, सुर शिव फलदा भाई</text:p>
      <text:p text:style-name="P2">जिन सिद्ध अचारज अरु बहुश्रुतधर, साधु जजों हरषाई ॥<text:line-break/><text:span text:style-name="T10">ॐ ह्रीं श्री पंचपरमेष्ठिभ्य: मोक्षफलप्राप्ताये फलम् निर्वपामीति स्वाहा</text:span> <text:line-break/>जल चन्दन अक्षत पुष्प चरू ले, दीप धूप फलदाई<text:line-break/>जिन सिद्ध अचारज अरु बहुश्रुतधर, साधु जजों हरषाई ॥<text:line-break/><text:span text:style-name="T10">ॐ ह्रीं श्री पचपरमेष्ठिभ्य: अनर्ध्यपद प्राप्तये अर्घ्यं निर्वपामीति स्वाहा</text:span><text:line-break/><text:span text:style-name="T3">अडिल्ल छन्द</text:span><text:line-break/>अरिहन्त सिद्ध आचार्य उपाध्याय साधु जी<text:line-break/>ये ही पन भवतार भव्य अघघाति जी<text:line-break/>पूजत सुर नर खगा मुकत फल कारने<text:line-break/><text:soft-page-break/>ताते मैं भी जजों पाप शठ टारने ॥<text:line-break/><text:span text:style-name="T10">ॐ ह्रीं श्री अर्हदादिपंचपरमेष्ठिभ्य: महार्घ्यम्‌ निर्वपामीति स्वाहा ।</text:span></text:p>
      <text:p text:style-name="P2"><text:line-break/><text:span text:style-name="T5">अथ अरिहन्त परमेष्ठि पूजा प्रारम्भ</text:span><text:line-break/><text:span text:style-name="T22">प्रत्येक गुण के पृथक् पृथक् अर्घ्य</text:span><text:line-break/><text:span text:style-name="T3">जन्म के दश अतिशय, चौपाई</text:span><text:line-break/>जनमत दश अतिशय जिन लेय, पूजत सुर नर हर्ष धरेय<text:line-break/>नाहिं पसेव होय तन मांहि, सो जिन पूजों अर्घ्य चढांहि ॥१॥<text:line-break/><text:span text:style-name="T10">ॐ ह्रीं स्वेदरहित जिनेन्द्रेभ्य: अर्घ्यम् निर्वपामीति स्वाहा</text:span></text:p>
      <text:p text:style-name="P2"><text:line-break/>मल नहि होय तास तन मांहि, निर्मल देह होय सुखदाँहि<text:line-break/>यह अतिशय जिनतन में थाँहि, सो जिनपूजों अर्घ्य चढांहि ॥२॥<text:line-break/><text:span text:style-name="T10">ॐ ह्रीं मलरहित जिनेन्द्रेभ्य: अर्घ्यम् निर्वपामीति स्वाहा</text:span></text:p>
      <text:p text:style-name="P2"><text:line-break/>संस्थान समचतुर जु होय, ओछ घाट कबहूँ नहिं जोय<text:line-break/>यह अतिशय जो जन्मत पाँहि, सो जिन पूजों अर्घ्य चढांहि ॥३॥<text:line-break/><text:span text:style-name="T10">ॐ ह्रीं समचतु्रस्र संस्थान सहित जिनेन्द्रेभ्य: अर्घ्यम् निर्वपामीति स्वाहा</text:span></text:p>
      <text:p text:style-name="P2"><text:line-break/>वज्रवृषभ संहनन जु होय, अद्भुत महिमा धारे सोय<text:line-break/>यह अतिशय जिन जन्मत पाहिं, सो जिन पूजो अर्घ्य चढाहिं ॥४॥<text:line-break/><text:span text:style-name="T10">ॐ ह्रीं वज्रवृषभनाराच संहनन सहित जिनेन्द्रेभ्य: अर्घ्यम् निर्वपामीति स्वाहा</text:span></text:p>
      <text:p text:style-name="P2"><text:line-break/>होय शरीर सुगन्ध अपार, नासा विषें हर्ष करतार<text:line-break/>ऐसी शोभा अन्य न पाँहि, जो जिन पूजों अर्घ्य चढांहि ॥५॥<text:line-break/><text:span text:style-name="T10">ॐ ह्रीं सुगन्धित शरीर सहित जिनेन्द्रेभ्य: अर्घ्यम् निर्वपामीति स्वाहा</text:span></text:p>
      <text:p text:style-name="P2"><text:line-break/><text:soft-page-break/>ऐसो रूप जिनेश्वर लहें, कामदेव कोटिक छवि जहें<text:line-break/>यह अतिशय जन्मत जो पांहि, सो जिन पूजों अर्घ्य चढ़ाँहि ॥६॥<text:line-break/><text:span text:style-name="T10">ॐ ह्रीं महारूपातिशय सहित जिनेन्द्रेभ्य: अर्घ्यम् निर्वपामीति स्वाहा</text:span></text:p>
      <text:p text:style-name="P2"><text:line-break/>भले भले लक्षण सो जान, गुण अनेक तनों है खान<text:line-break/>यह शुभ छवि सो जन्मत पाँहि, सो जिन पूजों अर्घ्य चढांहि ॥७॥<text:line-break/><text:span text:style-name="T10">ॐ ह्रीं शुभलक्षणातिशय सहित जिनेन्द्रेभ्य: अर्घ्यम् निर्वपामीति स्वाहा</text:span></text:p>
      <text:p text:style-name="P2"><text:line-break/>जन्मत ही तिनके तन होय, शोणित स्वेत वरन अवलोय<text:line-break/>यह अतिशय धारे तन मांहि, सो जिन पूजों अर्घ्य चढांहि ॥८॥<text:line-break/><text:span text:style-name="T10">ॐ ह्रीं श्वेतवर्णशोणितातिशय सहित जिनेन्द्रेभ्य: अर्घ्यम् निर्वपामीति स्वाहा</text:span></text:p>
      <text:p text:style-name="P2"><text:line-break/>ऐसो वचन कहें सुख सोय, जिनकों सुनि जन मोहित होंय<text:line-break/>मधुर मिष्ट वच अतिसुख दांहि, सो जिन पूजों अर्घ्य चढ़ाय ॥९॥<text:line-break/><text:span text:style-name="T10">ॐ ह्रीं मधुर वचनातिशय सहित जिनेन्द्रेभ्य: अर्घ्यम् निर्वपामीति स्वाहा</text:span></text:p>
      <text:p text:style-name="P2"><text:line-break/>ताके बल सम और न धाम, है वल अतुल्य जिनेश्वर ठाम<text:line-break/>जन्मत ही बल अतिशय पाय, जो जिन पूजों अर्घ्य चढाय ॥१०॥<text:line-break/><text:span text:style-name="T10">ॐ ह्रीं अतुल्यबलातिशय सहित जिनेन्द्रेभ्य: अर्घ्यम् निर्वपामीति स्वाहा</text:span></text:p>
      <text:p text:style-name="P2"><text:line-break/><text:line-break/><text:span text:style-name="T17">केवलज्ञान के दश अतिशय</text:span><text:line-break/><text:span text:style-name="T3">( अडिल्ल छन्द)</text:span><text:line-break/>समोसरण जुत जहां, जिनेश्वर थिति करें,<text:line-break/>तँहतें योजन इक शत, दुरभिख ना परे ॥<text:line-break/>ऐसो अतिशय केवल, उपजे होय है,<text:line-break/><text:soft-page-break/>ताके पद सुर नरा, जजें मद खोय है ॥१॥<text:line-break/><text:span text:style-name="T10">ॐ ह्रीं शतयोजन दुर्भिक्षनिवारक जिनेन्द्रेभ्य: अर्घ्यम् निर्वपामीति स्वाहा</text:span></text:p>
      <text:p text:style-name="P2"><text:line-break/>जब जिन केवल लहे, गमन नभ में करें<text:line-break/>देव असंख्ये गैल, भक्ति सुख उच्चरें ॥</text:p>
      <text:p text:style-name="P2">ऐसो अतिशय केवल, उपजे होय है,<text:line-break/>ताके पद सुर नरा, जजें मद खोय है ॥२॥<text:line-break/><text:span text:style-name="T10">ॐ ह्रीं आकाशगमनातिशय सहित जिनेन्द्रेभ्य: अर्घ्यम् निर्वपामीति स्वाहा</text:span></text:p>
      <text:p text:style-name="P2"><text:line-break/>जिनवर जहाँ थिति करें, सदा हितदायजी<text:line-break/>तिस थानक नहिं कोय, मारने पायजी ॥</text:p>
      <text:p text:style-name="P2">ऐसो अतिशय केवल, उपजे होय है,<text:line-break/>ताके पद सुर नरा, जजें मद खोय है ॥३॥<text:line-break/><text:span text:style-name="T10">ॐ ह्रीं दयाभावातिशय सहित जिनेन्द्रेभ्य: अर्घ्यम् निर्वपामीति स्वाहा</text:span></text:p>
      <text:p text:style-name="P2"><text:line-break/>देव नरा पशु खगा, और को दुठ तनी <text:line-break/>इन उपसर्ग सु नाहिं वानि जिन इम भनी ॥ </text:p>
      <text:p text:style-name="P2">ऐसो अतिशय केवल, उपजे होय है,<text:line-break/>ताके पद सुर नरा, जजें मद खोय है ॥४॥<text:line-break/><text:span text:style-name="T10">ॐ ह्रीं उपसर्ग रहित जिनेन्द्रेभ्य: अर्घ्यम् निर्वपामीति स्वाहा</text:span></text:p>
      <text:p text:style-name="P2"><text:line-break/>क्षुधा अधिक दुख करे, जगत इस परयो <text:line-break/>सो जिन कबलाहार, खान सब परिहरयो ॥</text:p>
      <text:p text:style-name="P2">ऐसो अतिशय केवल, उपजे होय है,<text:line-break/>ताके पद सुर नरा, जजें मद खोय है ॥५॥<text:line-break/><text:soft-page-break/><text:span text:style-name="T10">ॐ ह्रीं कवलाहार रहित जिनेन्द्रेभ्य: अर्घ्यम् निर्वपामीति स्वाहा</text:span></text:p>
      <text:p text:style-name="P2"><text:line-break/>समोसरण तँह देव, जिनेश्वर थिति करें<text:line-break/>जब मुख दीखें चार, भविन को सुख करें ॥</text:p>
      <text:p text:style-name="P2">ऐसो अतिशय केवल, उपजे होय है,<text:line-break/>ताके पद सुर नरा, जजें मद खोय है ॥६॥<text:line-break/><text:span text:style-name="T10">ॐ ह्रीं चतुर्मुखशोभित जिनेन्द्रेभ्य: अर्घ्यम् निर्वपामीति स्वाहा</text:span></text:p>
      <text:p text:style-name="P2"><text:line-break/>प्राकृत संस्कृत देश, सकल भाषा सही<text:line-break/>सब विद्या अधिपत्य, सकल जानत सही ॥<text:line-break/>ऐसो अतिशय के वल, उपजे होय है ।<text:line-break/>ताके पद सुर नरा, जजें मद खोय है ॥७॥<text:line-break/><text:span text:style-name="T10">ॐ ह्रीं सकलविद्याधिपत्ययुत जिनेन्द्रेभ्य: अर्घ्यम् निर्वपामीति स्वाहा</text:span></text:p>
      <text:p text:style-name="P2"><text:line-break/>पुद्गल तन आकार, मूरती, बन रहयो<text:line-break/>ताकी छाया नहीं, महा अचरज भयो ॥</text:p>
      <text:p text:style-name="P2">ऐसो अतिशय केवल, उपजे होय है,<text:line-break/>ताके पद सुर नरा, जजें मद खोय है ॥८॥<text:line-break/><text:span text:style-name="T10">ॐ ह्रीं छाया रहित जिनेन्द्रेभ्य: अर्घ्यम् निर्वपामीति स्वाहा</text:span></text:p>
      <text:p text:style-name="P2"><text:line-break/>नख कच तन जो होय, बँधन तिनको रह्यो<text:line-break/>हैं जैसे ही रहें, एक गुण यह लह्यो ॥</text:p>
      <text:p text:style-name="P2">ऐसो अतिशय केवल, उपजे होय है,<text:line-break/>ताके पद सुर नरा, जजें मद खोय है ॥९॥<text:line-break/><text:span text:style-name="T10">ॐ ह्रीं नखकेश वृद्धि रहित जिनेन्द्रेभ्य: अर्घ्यम् निर्वपामीति स्वाहा</text:span></text:p>
      <text:p text:style-name="P2"><text:line-break/><text:soft-page-break/>नेत्रों का टिमकार, नाँहि भौं कच हलें<text:line-break/>नासापर दिठ सदा, कालजिन ध्रुव तुले ॥ </text:p>
      <text:p text:style-name="P2">ऐसो अतिशय केवल, उपजे होय है,<text:line-break/>ताके पद सुर नरा, जजें मद खोय है ॥१०॥<text:line-break/><text:span text:style-name="T10">ॐ ह्रीं नेत्र टिमकार रहित जिनेन्द्रेभ्य: अर्घ्यम् निर्वपामीति स्वाहा</text:span></text:p>
      <text:p text:style-name="P2"><text:line-break/><text:span text:style-name="T3">सोरठा</text:span></text:p>
      <text:p text:style-name="P2">ये दश अतिशय सार, केवल उपजे जिन लहें<text:line-break/>सो जिन हैं भवतार, सेवो भवि वसु द्रव्यतें ॥<text:line-break/><text:span text:style-name="T10">ॐ ह्रीं केवलज्ञानस्य दशातिशय सहित जिनेन्द्रेभ्य: अर्घ्यम् निर्वपामीति स्वाहा</text:span></text:p>
      <text:p text:style-name="P2"><text:line-break/><text:span text:style-name="T5">देवकृत चतुर्दशातिशय वर्णन</text:span></text:p>
      <text:p text:style-name="P2"><text:line-break/><text:span text:style-name="T3">सोरठा</text:span></text:p>
      <text:p text:style-name="P2">अर्ध-मागधी वान, सब जीवन सुखदाय है ।<text:line-break/>अतिशय जिन को मान, देवनिमित्तिक धुनि कहें ॥१॥<text:line-break/><text:span text:style-name="T10">ॐ ह्रीं अर्धमागधीभाषा सहित जिनेन्द्रेभ्य: अर्घ्यम् निर्वपामीति स्वाहा </text:span></text:p>
      <text:p text:style-name="P2"><text:line-break/>जँह जिनकी थिति होय, सकल जीव मैत्री समा ।<text:line-break/>अतिशय जिनके जोय, देव निमित्तिक वरनयो ॥२॥<text:line-break/><text:span text:style-name="T10">ॐ ह्रीं सर्वजीवमैत्रीभावयुत जिनेन्द्रेभ्य: अर्घ्यम् निर्वपामीति स्वाहा</text:span></text:p>
      <text:p text:style-name="P2"><text:line-break/>षटरितु के फल फूल, फलें जहां जिन थिति करें ।<text:line-break/>जिन अतिशय सुखमूल, निमितमात्रसुरहों सही ॥३॥<text:line-break/><text:span text:style-name="T10">ॐ ह्रीं षड्‍ऋतुफ़ल पुष्पसहोपलब्धि सहित जिनेन्द्रेभ्य: अर्घ्यम् नि स्वाहा</text:span></text:p>
      <text:p text:style-name="P2"><text:line-break/><text:soft-page-break/>दर्पण सी सब भूमि, होय जहां जिन विचरि हैं ।<text:line-break/>जिन अतिशय अघ-होमि, देवनिमित मातर कहे ॥४॥<text:line-break/><text:span text:style-name="T10">ॐ ह्रीं दर्पणसमभूम्यतिशय सहित जिनेन्द्रेभ्य: अर्घ्यम् निर्वपामीति स्वाहा</text:span></text:p>
      <text:p text:style-name="P2"><text:line-break/>मन्द सुगन्धी पौन, होय जीयको हितकरी ।<text:line-break/>जिन अतिशय शुभ सौनि, मोक्षगमन को है सही ॥५॥<text:line-break/><text:span text:style-name="T10">ॐ ह्रीं सुगन्धितपवनातिशय सहित जिनेन्द्रेभ्य: अर्ध्यम् निर्वपामीति स्वाहा</text:span></text:p>
      <text:p text:style-name="P2"><text:line-break/>सर्व जीव आनन्द, होय जहां जिन विचरि हैं ।<text:line-break/>कटत पाप के फन्द, देव निमित-मात्तर सही ॥६॥<text:line-break/><text:span text:style-name="T10">ॐ ह्रीं मर्वांनन्दकारक जिनेन्द्रेभ्य: अर्घ्यम् निर्वपामीति स्वाहा</text:span></text:p>
      <text:p text:style-name="P2"><text:line-break/>गतकंटक भू होय, अतिशय सो जिनदेव को ।<text:line-break/>देव-निमित्तिक सोय, पूजों शिवसुख अवतरे ॥७॥<text:line-break/><text:span text:style-name="T10">ॐ ह्रीं कण्टक रहितधरातिशयसब्बि जिनेन्द्रेभ्य: अर्घ्यम् निर्वपामीति स्वाहा </text:span></text:p>
      <text:p text:style-name="P2"><text:line-break/>गन्धोदक-शुभवृष्टि, देव करें अतिशुभ लहे ।<text:line-break/>सुख पावत लखि सृष्टि, महिमा जिनवर देव की ॥८॥<text:line-break/><text:span text:style-name="T10">ॐ ह्रीं गन्धोदकवृष्टयतिशय सहित जिनेन्द्रेभ्य: अर्घ्यम् निर्वपामीति स्वाहा ॥</text:span> </text:p>
      <text:p text:style-name="P2"><text:line-break/>जिनपद पूजें देव, कमल रचें हित कारने ।<text:line-break/>अद्भुत महिमा लेव, भाषित जिन सब भवि करो ॥९॥<text:line-break/><text:span text:style-name="T10">ॐ ह्रीं पदतल कमल रचना सहित जिनेन्द्रेभ्य: अर्घ्यम् निर्वपामीति स्वाहा</text:span></text:p>
      <text:p text:style-name="P2"><text:line-break/>निर्मल होय अकाश, सब जीवन सुखकार जी ।<text:line-break/><text:soft-page-break/>अतिशय जिन सुखराश, देव करे उर भक्ति तें ॥१०॥<text:line-break/><text:span text:style-name="T10">ॐ ह्रीं निर्मल गगनातिय सहित जिनेन्द्रेभ्य: अर्घ्यम् निर्वपामीति स्वाहा</text:span></text:p>
      <text:p text:style-name="P2"><text:line-break/>सब दिश निर्मल होय, धूम मेह वर्जित सुभग ।<text:line-break/>अतिशय जिनको जोय, देव करें वश भक्ति के ॥११॥<text:line-break/><text:span text:style-name="T10">ॐ ह्रीं सर्वदिशानिर्मलातिय सहित जिनेन्द्रेभ्य: अर्घ्यम् निर्वपामीति स्वाहा</text:span></text:p>
      <text:p text:style-name="P2"><text:line-break/>देव करें जयकार, ता करि नभ बहरो कियो ।<text:line-break/>अतिशय जिनको सार, देव भक्तिवश उच्चरें ॥१२॥<text:line-break/><text:span text:style-name="T10">ॐ ह्रीं जय जय शब्दातिशय सहित जिनेन्द्रेभ्य: अर्घ्यम् निर्वपामीति स्वाहा</text:span></text:p>
      <text:p text:style-name="P2"><text:line-break/>धर्मचक्र सुर लेय, अगवानी नित संचरे ।<text:line-break/>अतिशय जिनको जेय, देव करें वश भक्ति के ॥१३॥<text:line-break/><text:span text:style-name="T10">ॐ ह्रीं धर्मचक्रातिशय सहित जिनेन्द्रेभ्य: अर्घ्यम् निर्वपामीति स्वाहा</text:span></text:p>
      <text:p text:style-name="P2"><text:line-break/>मंगल द्रव्य वसु जान देव लेय आगे चलें ।<text:line-break/>अतिशय जिनको मान, देव सहायक भक्ति के ॥१४॥<text:line-break/><text:span text:style-name="T10">ॐ ह्रीं वसुमङ्गलद्रव्य सहित जिनेन्द्रेभ्य: अर्घ्यम् निर्वपामीति स्वाहा</text:span></text:p>
      <text:p text:style-name="P2"><text:line-break/><text:span text:style-name="T3">बेसरी छन्द</text:span><text:line-break/>केवलज्ञान हुये हों भाई, ये चौदह श्रुतज्ञान बताई ।<text:line-break/>इनमें देव निमित्त बखानो याते ये देवोंकृत मानो ॥<text:line-break/><text:span text:style-name="T10">ॐ ह्रीं देवकृत चतुर्दशातिय सहित जिनेन्द्रेभ्य महार्घ्यं निर्वपामीति स्वाहा</text:span> </text:p>
      <text:p text:style-name="P2"><text:line-break/><text:span text:style-name="T18">अष्टप्रातिहार्य वर्णन</text:span> ( भुजङ्गीछन्द)<text:line-break/><text:soft-page-break/>कहो प्रतिहार्य वसु हर्षदाई, तहां बिरछअशोकनहींशोकदाई <text:line-break/>लखेतासकोशोकहेरो नपावें, ये महागुण जिन बिना नाहिं आवें ॥१॥<text:line-break/><text:span text:style-name="T10">ॐ ह्रीं अशोक वृक्षप्रातिहार्य सहित जिनेन्द्रेभ्य: अर्घ्यम् निर्वपामीति स्वाहा</text:span></text:p>
      <text:p text:style-name="P2"><text:line-break/>देव सुरद्रुम के फूल ल्यावें, महाभक्तिवशमेघ ज्यों ते चलावें ।<text:line-break/>मनो ज्योतिषी ध्यान नभसे सुध्यावें, ये महागुण जिन बिना नाहिं आवें ॥२॥<text:line-break/><text:span text:style-name="T10">ॐ ह्रीं पुष्पवृष्टिप्रातिहार्य सहित जिनेन्द्रेभ्य: अर्घ्यम् निर्वपामीति स्वाहा</text:span></text:p>
      <text:p text:style-name="P2"><text:line-break/>दिव्यधुनीसकलजीयको सुहाई, सुनें पाप, खयहोभला पुण्यदाई ।<text:line-break/>नमें देव खग और सबै पाप जावें, ये महागुण जिन बिना नाहिं आवें ॥३॥<text:line-break/><text:span text:style-name="T10">ॐ ह्रीं दिव्यध्वनिप्रातिहार्य सहित जिनेन्द्रेभ्य: अर्घ्यम् निर्वपामीति स्वाहा</text:span></text:p>
      <text:p text:style-name="P2"><text:line-break/>चमरगंध धाराजिमें लोभदाई, चलें देवकरिवोपमा भूरिथाई ।<text:line-break/>घने जीव मुखतें, प्रभूभक्ति गाबें, ये महागुण जिन बिना नाहिं आवें ॥४॥<text:line-break/><text:span text:style-name="T10">ॐ ह्रीं चतुःषष्टिचामरवीच्यमान जिनेन्द्रेभ्य: अर्घ्यम् निर्वपामीति स्वाहा</text:span></text:p>
      <text:p text:style-name="P2"><text:line-break/>जगपूज्यसिंहपीठ भगवानकेरो, नमेतासकोनाश हैजगत फेरो ।<text:line-break/>लगे कनक जुत रतन बहुशोभ द्यावें, ये महागुण जिन बिना नाहिं आवें ॥५॥<text:line-break/><text:span text:style-name="T10">ॐ ह्रीं सिंहासन प्रातिहार्य सहित जिनेन्द्रेभ्य: अर्घ्यम् निर्वपामीति स्वाहा</text:span></text:p>
      <text:p text:style-name="P2"><text:line-break/>महाजोतिजिनतनतनोचक्रथायो, प्रभापुंजतानेभलो नामपायो ।<text:line-break/>लखे तास को सात भौ दरसि आवें, ये महागुण जिन बिना नाहिं आवें ॥६॥<text:line-break/><text:span text:style-name="T10">ॐ ह्रीं प्रभामण्डलप्रातिहार्य जिनेन्द्रेभ्य: अर्घ्यम् निर्वपामीति स्वाहा</text:span></text:p>
      <text:p text:style-name="P2"><text:line-break/>घनीजाति के देवबाजेबजावें तिकों दुंदुभी शब्दशुभनामपावे ।<text:line-break/>भगे देव मुख वीनती हर्ष ल्यावें, ये महागुण जिन बिना नाहिं आवें ॥७॥<text:line-break/><text:soft-page-break/><text:span text:style-name="T10">ॐ ह्रीं देवदुन्दुभिप्रातिहार्य सहित जिनेन्द्रेभ्य: अर्घ्यम् निर्वपामीति स्वाहा</text:span></text:p>
      <text:p text:style-name="P2"><text:line-break/>जडेकनकनगछत्रमणिदंडधारें, लगी मालमोतिनकी लिपटिसारें ।<text:line-break/>मनोतीन जगजीब को छांय आवे, ये महागुण जिन बिना नाहिं आवें ॥८॥<text:line-break/><text:span text:style-name="T10">ॐ ह्रीं छत्रत्रयप्रतिहार्य विभूषित जिनेन्द्रेभ्य: अर्घ्यम्च निर्वपामीति स्वाहा</text:span></text:p>
      <text:p text:style-name="P2"><text:line-break/><text:span text:style-name="T3">अडिल्ल छन्द</text:span><text:line-break/>वृक्ष अशोक सिंहासन भामण्डल चमर,<text:line-break/>पुहुपवृष्टि दिव्यधुनि, दुन्दुभि छत्र वर ।<text:line-break/>ये वसु प्रातीहार्य, जिनों के होय हैं,<text:line-break/>इन बिन ये नहिं और देव के होय हैं ॥<text:line-break/><text:span text:style-name="T10">ॐ ह्रीं वसुप्रातिहार्यविभूपित जिनेन्द्रेभ्य: महार्घ्यं निर्वपामीति स्वाहा </text:span><text:line-break/><text:span text:style-name="T18">अनन्तचतुष्टयों का वर्णन </text:span>( वेसरी छन्द)</text:p>
      <text:p text:style-name="P2"><text:line-break/>दर्शन अनन्त अनन्तहि जोबे, जो जो भई होय बा होवे ।<text:line-break/>यातें पद सर्वज्ञ सु होई ये गुण जिन विन लहे न कोई ॥१॥<text:line-break/><text:span text:style-name="T10">ॐ ह्रीं अनन्तदर्शन सहित जिनेन्द्रेभ्य: अर्घ्यम् निर्वपामीति स्वाहा</text:span></text:p>
      <text:p text:style-name="P2"><text:line-break/>ज्ञान अनन्तानन्त जनावे, तीन लोक त्रयकाल लखावे ।<text:line-break/>पद सर्वज्ञ तास तें होई, ये गुण जिन विन लहे न कोई ॥२॥<text:line-break/><text:span text:style-name="T10">ॐ ह्रीं अनंतज्ञान सहित जिनेन्द्रेभ्य: अर्घ्यम् निर्वपामीति स्वाहा</text:span></text:p>
      <text:p text:style-name="P2"><text:line-break/>सुख अनन्त मनोहर होवे, बाधा अनन्तकाल नहिं जोवे ।<text:line-break/>सुख अनन्त बिनदेव न होई, ये गुण जिनबिन लहे न कोई ॥३॥<text:line-break/><text:span text:style-name="T10">ॐ ह्रीं अनंतसुख सहित जिनेन्द्रेभ्य: अर्घ्यम् निर्वपामीति स्वाहा</text:span></text:p>
      <text:p text:style-name="P2"><text:soft-page-break/><text:line-break/>अन्तराय भटजिन जय लीनों, तिनभवदुखहरकारज कीनो ।<text:line-break/>अनन्तवीर्य परकाशन होई, ये गुण जिनबिन लहे न कोई ॥४॥<text:line-break/><text:span text:style-name="T10">ॐ ह्रीं अनन्तवीर्य सहित जिनेन्द्रेभ्य: अर्घ्यम् निर्वपामीति स्वाहा</text:span></text:p>
      <text:p text:style-name="P2"/>
      <text:p text:style-name="P2"><text:span text:style-name="T3">अडिल्ल छन्द</text:span><text:line-break/>दश जन्मत दश केवल उपजे होय हैं,<text:line-break/>चौदह सुरकृत अनन्त चतुष्टय सोय हैं ॥<text:line-break/>प्रतिहार्य वसु सब मिलि गुण छियालीस जी.<text:line-break/>इन अतिशय जुत होय सो जगदीश जी ॥<text:line-break/><text:span text:style-name="T10">ॐ ह्रीं षट्‍चत्वारिशद्गुण सहित जिनेन्द्रेभ्य: महार्घ्यं निर्वपामीति स्वाहा</text:span></text:p>
      <text:p text:style-name="P2"><text:line-break/><text:span text:style-name="T5">अथ जयमाला</text:span> <text:span text:style-name="T3">बेसरी छन्द</text:span><text:line-break/>जिनअतिशयछ्यालीससुपावे, ताकी कथासकल मन भावे ।<text:line-break/>सो भवि चित दे सुनो बखानों, तातें होय पापमल हानों ॥<text:line-break/>जन्मत दश ये स्वेद न होई, संस्थानक समचतुर सुजोई ।<text:line-break/>संहनन वजवृषभ नाराचै, मलनहिंतन सुगध शुभ माचै ॥<text:line-break/>महापुरुष शुभ लक्षण ही हैं, स्वेत रुधिर वच मधुर सुसों हैं ।<text:line-break/>बल अनंत जिन तन में पावे, जन्मत तो ये दशगुण थावे ॥<text:line-break/>केवल ज्ञान भये दश जानो, शतयोजन दुर्भिक्ष न मानो ।<text:line-break/>नभ में गमन दया सब ल्यावे, ना उपसर्ग देव के थावे ॥<text:line-break/>कबलाहार नहीं जिन केरो, चौमुख दीखे छांह न हेरो ।<text:line-break/>सब विद्या के ईश्वर होई, नख अरूकेश बढे नहिं कोई ॥<text:line-break/>आंखिन की भों टिमकें नांही, ये दश केवल उपजे थाहीं ।<text:line-break/><text:soft-page-break/>अब मुनि देव चतुर्दश ठाने, अर्द्धमागधी भाषा माने ॥<text:line-break/>सकल जीव के मैत्रीभावो, सबरितु के फलफूल फलावो ।<text:line-break/>दर्पणतुल्य भूमि तहां होई, मन्द सुगन्ध पवन शुभ जोई ॥<text:line-break/>सब जीवन को आनंद होवे, भूमि कंटिकारहित सु होवे ।<text:line-break/>गंधोदक की वरषा जानो, पदतल कमल रचत हितथानो ॥<text:line-break/>निर्मल गगन देव जयवानी, दशों दिशा निर्मल अधिकानी ।<text:line-break/>धर्मचक्र वसु मंग<text:span text:style-name="T23">ल </text:span>ठानो, ये चौदह देवोंकृत मानो ॥<text:line-break/>अब मुनि प्रतिहार्य वसुभाई, तरू अशोक सुभवर्षा थाई ।<text:line-break/>दिव्यधुनी सिंहासन जानो, भामण्डल दुन्दुभि सुखदानो ॥<text:line-break/>छत्र चमर वसु जानो भाई, फिर ये चार चतुष्टय भाई ।<text:line-break/>दर्शन ज्ञान वीर्य सुख वेवा, ये छ्यालीस सु गुणयुत देवा ॥<text:line-break/>ये गुण जामें देव कहावे, इन विन देवपना ना पावे ।<text:line-break/>यातें देव परख करि सेवो, सुरग मुकति सुखको भविवेवो ॥<text:line-break/><text:span text:style-name="T20">घत्ता</text:span> - जह ये गुण होई, देव सु कोई मङ्गलकारी भव्यनकों ।<text:line-break/>सो मोकों तारो पार उतारो, शिवसम्पति दे सब जनको ॥<text:line-break/><text:span text:style-name="T10">ॐ ह्रीं षट्‍चत्वारिंशदगुण सहित जिनेन्द्रेभ्य: महार्ध्यम् निर्वपामीति स्वाहा</text:span><text:line-break/><text:span text:style-name="T9">अथ सिद्ध परमेष्ठि पूजा</text:span><text:line-break/><text:span text:style-name="T3">(अडिल्ल छन्द)</text:span><text:line-break/>आठों कर्म निवारि, धारि गुण आठजू,<text:line-break/>भये निरंजन छिन में सुख के ठाठ जू ।<text:line-break/>बातबलै तनु ठये, लोकत्रयपति भये<text:line-break/>ते सिध नमो सुभाय ज्ञानमूरति ठये ॥<text:line-break/><text:span text:style-name="T13">ॐ ह्रीं णमो सिद्धाणं श्री सिद्धपरमेष्ठिम् । अत्र अवतर अवतर संवौषट् आह्वाननं । अत्र </text:span><text:soft-page-break/><text:span text:style-name="T13">तिष्ठ तिष्ठ ठ: ठ: स्थापनं । अत्र मम सन्निहितो भव-भव वषट्-सन्निधि करणं । परिपुष्पांजलि क्षिपाम ।</text:span></text:p>
      <text:p text:style-name="P2"><text:line-break/><text:span text:style-name="T3">पद्धरि छन्द</text:span><text:line-break/>ये ज्ञानावरणी पंच वीर, जिन घात्यो जियगुरज्ञान धीर ।<text:line-break/>सबघाति अज्ञता लयो ज्ञान, ते सिद्ध जजों त्रयजग प्रधान ॥१॥<text:line-break/><text:span text:style-name="T10">ॐ ह्रीं पंचप्रकारज्ञानावरण कर्म विनाशक सिद्धेभ्य: अर्घ्यं निर्वपामीति स्वाहा</text:span></text:p>
      <text:p text:style-name="P2"><text:line-break/>नवदर्शन वरनी दरश छाय, इन घातें तें भगवान थाय ।<text:line-break/>सो धरे अनंत दर्शन सुथान, ते सिद्ध जजों त्रय जगप्रधान ॥२॥<text:line-break/><text:span text:style-name="T15">ॐ ह्रीं नवप्रकारदर्शनावरण कर्म विनाशक </text:span><text:span text:style-name="T10">सिद्धेभ्य: अर्घ्यं निर्वपामीति स्वाहा</text:span></text:p>
      <text:p text:style-name="P2"><text:line-break/>कर्म एक वेदनी दोय भेव, सुख दुख देवे स्वमेव ।<text:line-break/>हो वेदनिविजय अबाध थान, ते सिद्ध जजों त्रयजग प्रधान ॥३॥<text:line-break/><text:span text:style-name="T10">ॐ ह्रीं द्विप्रकारवेदनीयकर्म रहित सिद्धेभ्य: अर्घ्यं निर्वपामीति स्वाहा</text:span></text:p>
      <text:p text:style-name="P2"><text:line-break/>मोह दो प्रकार वश जगत जोर, तिनजिय सम्यकगुणजयोसोर ।<text:line-break/>ता मोह विजय सम्यक्त्ववान, तेसिद्ध जजों त्रय जगप्रधान ॥४॥<text:line-break/><text:span text:style-name="T10">ॐ ह्रीं द्विविधमोहकर्म विनाशक सिद्धेभ्य: अर्घ्यं निर्वपामीति स्वाहा</text:span></text:p>
      <text:p text:style-name="P2"><text:line-break/>कर्म आयु चार वश जगत जेर, पोड़े पग ज्यों परवश पड़ेर ।<text:line-break/>तिन आयुघाति अवगाह ठान, ते सिद्ध जजों त्रजजगप्रधान ॥५॥<text:line-break/><text:span text:style-name="T10">ॐ ह्रीं चतु:प्रकारायुःकर्म विनाशक सिद्धेभ्य: अर्घ्यं निर्वपामीति स्वाहा</text:span></text:p>
      <text:p text:style-name="P2"><text:line-break/>कर्म नाम चतेरा ज्यों बखान, इनघाति अकृति भये सुजान ।<text:line-break/>गतिस्वांग धरन त्यागो महान, ते सिद्ध जजों त्रयजग प्रधान ॥६॥<text:line-break/><text:soft-page-break/><text:span text:style-name="T10">ॐ ह्रीं त्रिनवति प्रकार नाम कर्म विनाशक सिद्धेभ्य: अर्घ्यं निर्वपामीति स्वाहा</text:span></text:p>
      <text:p text:style-name="P2"><text:line-break/>ये गोत्रकर्म दोविध सरूप, पा वशि कबहूँ फिर रंकभूप ।<text:line-break/>ये नाशि अगुरुलघुचगुण समान, ते सिद्ध जजों त्रयजगप्रधान ॥७॥<text:line-break/><text:span text:style-name="T10">ॐ ह्रीं गोत्रकर्म विनाशक सिद्धेभ्य: अर्घ्यं निर्वपामीति स्वाहा</text:span></text:p>
      <text:p text:style-name="P2"><text:line-break/>विधि अन्तरायकर्मपाँच भेव, जिनजियकोगुनघात्योस्वमेव ।<text:line-break/>ताको हति के बल अनन्तठान, ते सिद्ध जजों त्रय चजगप्रधान ॥८॥<text:line-break/><text:span text:style-name="T10">ॐ ह्रीं पंचप्रकारान्तायकर्म विनाशक सिद्धेभ्य: अर्घ्यं निर्वपामीति स्वाहा</text:span></text:p>
      <text:p text:style-name="P2"><text:line-break/><text:span text:style-name="T3">गीता छन्द</text:span><text:line-break/>ज्ञान दरशनावरण वेदनी, मोह जुत चारों हनो ।<text:line-break/>आयु नाम रु गोत्रकर्म अन्त-राय हर कीनी मनो ॥<text:line-break/>ये आठ कर्म हरि दाहि आतम, आपको पद शुध कियो ।<text:line-break/>ये भये तीनों लोक नायक, नमो ध्रुव चाहो जियो ॥<text:line-break/><text:span text:style-name="T10">ॐ ह्रीं अष्टकर्म विनाशक सिद्धेध्य: महार्ध्यम् निर्वपामीति स्वाहा</text:span></text:p>
      <text:p text:style-name="P2"><text:line-break/><text:span text:style-name="T5">जयमाल</text:span> <text:span text:style-name="T3">चाल पच्चमद्रश्ल की</text:span><text:line-break/>तीन लोक त्रय शत तेताली, घनाकार ताके मधि नाली ।<text:line-break/>चौदह राजू त्रस तहां होई, चारों गति रचना मधि सोई ॥<text:line-break/>अधोभाग नर्क सात बताये, नर तिर्यडच मध्य में गाये ।<text:line-break/>ज्योतिषि भी इस ही में गाये, ऊपर वैमानिक बतालये ॥<text:line-break/>गाये ऊपर सिधदेव धानक, ऊर्ध्व को फिर सिधशिला ।<text:line-break/>ता ऊपरे सिधदेव राजे, पवन इक थल में मिला ॥<text:line-break/>ते कर्म काटि सुवाट जावें, ते सकल इस थल में रहें ।<text:line-break/><text:soft-page-break/>रहि हैं अनन्ते काल सुस्थिर, फेरि भवतन ना लहें ॥<text:line-break/>एक एके शिवथानक माही, सिद्ध रहें हैं अनन्ता ठाहीं ।<text:line-break/>भिनभिन रहें मिलें नहिं कोई गुण पर्याय द्रव्य निज सोई ॥<text:line-break/>लोक शिखर पर जाय विराजे, भवसागर से हो निरवारे ।<text:line-break/>सब ही चेतनगुण बहु धारे, सुखमय तिष्ठत कर्म कुजारे ॥<text:line-break/>जारे जु आठों कर्म भवदा, आठ गुण परकाशये ।<text:line-break/>तिन ज्ञान में त्रयलोक घटपट, आनि के सब भासये ॥<text:line-break/>ते नमों सब सिधचक्र उर धरि, तास फल शिवथल लहों ।<text:line-break/>और थुतिफल नाहि बांछा, नांहि अन मुखतें कहों ॥<text:line-break/><text:span text:style-name="T10">ॐ ह्रीं णमोसिद्धाणं श्री सिद्धपरमेशिष्ठभ्य: पूर्णार्ध्यम् निर्वपामीति स्वाहा </text:span></text:p>
      <text:p text:style-name="P2"><text:line-break/><text:span text:style-name="T1">अथ आचार्यपरमेष्ठि पूजा</text:span><text:line-break/></text:p>
      <text:p text:style-name="P2">गुण छतीस तिन ढिग रतन, भववनसंकट टार ।<text:line-break/>नमों चरण तिनके सही, तिन गुण जाचन सार ॥<text:line-break/><text:span text:style-name="T10">ॐ ह्रीं षदत्रिशद्गुणसहिताचार्यपरमेष्ठिन् । अत्रावतरावतर संवौषट् आह्वाननं । अत्र तिष्ठ ठ: ठ : स्थापनं 1 अत्र मम सन्निहितो भव भव वषट् सन्निधिकरणम् । परिपुष्पांजलि क्षिपाम: ।</text:span><text:line-break/></text:p>
      <text:p text:style-name="P2"><text:span text:style-name="T3">चाल छन्द</text:span><text:line-break/>जे सब तें करुना आनें, सो उचित क्षमा की जानें ।<text:line-break/>ते आचारज सुखदाई, सो पूजों अर्घ्य चढ़ाई ॥१॥<text:line-break/><text:span text:style-name="T10">ॐ ह्रीं उत्तमक्षमाधर्म सहिताचार्य परमेष्ठिभ्य: अर्घ्यं निर्वपामीति स्वाहा</text:span><text:line-break/>जो मान रंच नहिं लावें, सो मार्दव गुनको पावें</text:p>
      <text:p text:style-name="P2">ते आचारज सुखदाई, सो पूजों अर्घ्य चढ़ाई ॥२॥<text:line-break/><text:soft-page-break/><text:span text:style-name="T10">ॐ ह्रीं उत्तमार्दवधर्मं सहिताचार्य परमेष्ठिभ्य: अर्घ्यं निर्वपामीति स्वाहा</text:span><text:line-break/>जाके उर माया नाहीं सो आर्जवभाव कहाहीं </text:p>
      <text:p text:style-name="P2">ते आचारज सुखदाई, सो पूजों अर्घ्य चढ़ाई ॥३॥<text:line-break/><text:span text:style-name="T10">ॐ ह्रीं उतमार्जवधर्म सहिताचार्य परमेष्ठिभ्य: अर्घ्यं निर्वपामीति स्वाहा</text:span><text:line-break/>तन जावे तो भी भाई, ते झूठ न कहहिं कदाई </text:p>
      <text:p text:style-name="P2">ते आचारज सुखदाई, सो पूजों अर्घ्य चढ़ाई ॥४॥<text:line-break/><text:span text:style-name="T10">ॐ ह्रीं उत्तमसत्यधर्म सहिताचार्य परमेष्ठिभ्य: अर्घ्यं निर्वपामीति स्वाहा</text:span><text:line-break/>जाके उर वांछा नाहीं, सो निर्मल शौच कहाही ।<text:line-break/>ते आचारज सुखदाई, सो पूजों अर्घ्य चढ़ाई ॥५॥<text:line-break/><text:span text:style-name="T10">ॐ ह्रीं उत्तम शौच धर्म सहिताचार्य परमेष्ठिभ्य: अर्घ्यं निर्वपामीति स्वाहा</text:span><text:line-break/>वश प्राण सुइन्द्री राखे, सो संजम दो विधि भाखे</text:p>
      <text:p text:style-name="P2">ते आचारज सुखदाई, सो पूजों अर्घ्य चढ़ाई ॥६॥<text:line-break/><text:span text:style-name="T10">ॐ ह्रीं द्विविधसंयमधर्म सहिताचार्य परमेष्ठिभ्य: अर्घ्यं निर्वपामीति स्वाहा</text:span><text:line-break/>जो द्वादशविध तपल्यावे, परतन नहिं खेद लगावे</text:p>
      <text:p text:style-name="P2">ते आचारज सुखदाई, सो पूजों अर्घ्य चढ़ाई ॥५॥<text:line-break/><text:span text:style-name="T10">ॐ ह्रीं द्वादशतप : सहिताचार्य परमेष्ठिभ्य: अर्घ्यं निर्वपामीति स्वाहा</text:span><text:line-break/>परद्रव्य नहीं अपनावे, सो त्यागधर्म चित भावे</text:p>
      <text:p text:style-name="P2">ते आचारज सुखदाई, सो पूजों अर्घ्य चढ़ाई ॥५॥<text:line-break/><text:span text:style-name="T10">ॐ ह्रीं त्यागधर्म सहिताचार्य परमेष्ठिभ्य: अर्घ्यं निर्वपामीति स्वाहा</text:span><text:line-break/>जो अन्तर बाहिर नागा, सो आकिंचन भय भागा</text:p>
      <text:p text:style-name="P2">ते आचारज सुखदाई, सो पूजों अर्घ्य चढ़ाई ॥५॥<text:line-break/><text:span text:style-name="T10">ॐ ह्रीं आकिंचन्यधर्म सहिता चार्य परमेष्ठिभ्य: अर्घ्यं निर्वपामीति स्वाहा</text:span><text:line-break/>निजपरतिय को शुभत्यागी, सो ब्रह्मचर्य अनुरागी</text:p>
      <text:p text:style-name="P2">ते आचारज सुखदाई, सो पूजों अर्घ्य चढ़ाई ॥५॥<text:line-break/><text:soft-page-break/><text:span text:style-name="T10">ॐ ह्रीं ब्रह्मचर्यधर्म सहिताचार्य परमेष्ठिभ्य: अर्घ्यं निर्वपामीति स्वाहा</text:span><text:line-break/></text:p>
      <text:p text:style-name="P2"><text:span text:style-name="T3">कडूखा छन्द</text:span><text:line-break/>एक दोय चार षट- अष्ट दिन पक्ष लगौ, खानपानी तनो त्याग ल्यावे ।<text:line-break/>माहदो एक षट, चारवासी भलो, धीरतजि<text:line-break/>अशन, उरसा सो ध्यावे, इनहिं आदिकतिको, वास दुद्धरकरें,<text:line-break/>नाहिंपरणतिविषें, खेद आने, जीय के धीर व्रत धारआचार्य<text:line-break/>हैं, नमों तिन चरन फल पाप भाने ॥१॥<text:line-break/><text:span text:style-name="T10">ॐ ह्रीं अनशनतप : सहिताचार्य परमेष्ठिभ्य: अर्घ्यं निर्वपामीति स्वाहा </text:span><text:line-break/>भूखतें अर्ध खावें, तथा भागत्रय, भाग चौथो भखै व्रत्तधारी ।<text:line-break/>एक दो ग्रासले, भाव समता धरे, तास तें जाय अघ-सूर हारी ॥<text:line-break/>नामऊनोदरी वृत्ति याकोंकह्यो, तास के धारगुरुजगतजाने ।</text:p>
      <text:p text:style-name="P2">जीयको धार, व्रतधार आचार्य हैं, नमो तिनचरणफल, पापभाने ॥२॥<text:line-break/><text:span text:style-name="T10">ॐ ह्रीं ऊनोदरतप सहिताचार्य परमेष्ठिभ्य: अर्घ्यं निर्वपामीति स्वाहा </text:span></text:p>
      <text:p text:style-name="P2"><text:line-break/>धरे जो व्रत तामें महादृढ रहे, रोज को तास परमानल्यावे,<text:line-break/>तासकूँयादरखि, सकलकारज करे, नेमपरमानताविधिनिभावें ।<text:line-break/>खानअरुपानगमनादिपरिमाणले, वृत्तपरिसंख्यान सूर आने,<text:line-break/>जीयको धार, व्रतधार आचार्य हैं, नमो तिनचरणफल, पापभाने ॥३॥<text:line-break/><text:span text:style-name="T10">ॐ ह्रीं व्रतपरिसंख्यानतपोधारकाचार्य परमेष्टिभ्य: अर्घ्यं निर्वपामीति स्वाहा</text:span></text:p>
      <text:p text:style-name="P2"><text:line-break/>रोजषटरसविषें, रसन को त्यागि है, नाहिंसब रसा एक बार खावें,<text:line-break/>मोहबलविषे विनरागचित्तरागि हैं, नाहिंरसनावशी आप आवे ।<text:line-break/>भोग अछरस नतजि, आप भोगी भयो, रैनदिनध्यान धीमांहिआने,</text:p>
      <text:p text:style-name="P2">जीयको धार, व्रतधार आचार्य हैं, नमो तिनचरणफल, पापभाने ॥४॥<text:line-break/><text:soft-page-break/><text:span text:style-name="T10">ॐ ह्रीं रसपरित्यागतपोधार का चार्य परमेष्ठिभ्य: अर्घ्यं निर्वपामीति स्वाहा</text:span></text:p>
      <text:p text:style-name="P2"><text:line-break/>जाहिआसनथकी, धीरतँहथितिकरे, तासविधि लोंनहींठामक्षोरे<text:line-break/>काल जेते तना, नेम धारें बुधा, वार ते तो बपू, प्रीति तोरे ।<text:line-break/>देवखगनरपशूकृत जो दुख मिलें, तोंहुते, धीर दुख नांहिमाने,</text:p>
      <text:p text:style-name="P2">जीयको धार, व्रतधार आचार्य हैं, नमो तिनचरणफल, पापभाने ॥५॥<text:line-break/><text:span text:style-name="T10">ॐ ह्रीं विविक्तशय्यासनतप: सहित परमेष्ठिभ्य: अर्घ्यं निर्वपामीति स्वाहा</text:span></text:p>
      <text:p text:style-name="P2"><text:line-break/>तनविषेंखेद को निमितजा विधमिलेसो हिविधठानिसम भावलावे<text:line-break/>त्याग तन को किये व्रत ऐसो बने, मोहवश जीवइह नांहिपाबे ।<text:line-break/>वीतरागी विनाव्रत को सिर धरे, रागजुत जीवतोहारिमाने </text:p>
      <text:p text:style-name="P2">जीयको धार, व्रतधार आचार्य हैं, नमो तिनचरणफल, पापभाने ॥६॥<text:line-break/><text:span text:style-name="T10">ॐ ह्रीं कायक्लेशतप: सहिताचार्य परमेष्ठिभ्य: अर्घ्यं निर्वपामीति स्वाहा</text:span></text:p>
      <text:p text:style-name="P2"><text:line-break/>बोल परमादवश, दोषपरणतिविषें तथा चलहलन को, पापलागे<text:line-break/>तास को छेदकारन लहेदंड मुनि, धीरतादेखिअघ, नांहिजागे ।<text:line-break/>आप ही आप को, दंडलेतेमुनी, तथा गुरुपास लै सकल जानै </text:p>
      <text:p text:style-name="P2">जीयको धार, व्रतधार आचार्य हैं, नमो तिनचरणफल, पापभाने ॥७॥<text:line-break/><text:span text:style-name="T10">ॐ ह्रीं प्रायश्चितप: सहिताचार्य परमेष्ठिभ्य: अर्घ्यं निर्वपामीति स्वाहा</text:span></text:p>
      <text:p text:style-name="P2"><text:line-break/>आपतें गुनी तिन, कोविनय जे करें, ते महाव्रत को, आपल्यावें,<text:line-break/>विगरनमनीकिये, हानिसबगुणन की तासतेंदेखिबुधि, मानढावें ।<text:line-break/>सकलसंजमतनी, बाढिदिढ है यही जतन ते गुनी, याहिआने,<text:line-break/>जीयकोधीर, व्रतधार आचार्य हैं नमोंतिन चरणफलपापभाने ॥८॥<text:line-break/><text:span text:style-name="T10">ॐ ह्रीं विनयतप : सहिताचार्य परमेष्ठिभ्य: अर्घ्यं निर्वपामीति स्वाहा</text:span></text:p>
      <text:p text:style-name="P2"><text:soft-page-break/><text:line-break/>आपते महंत गुणधार है जे जती, तथाश्रुतदेव महासौख्यदाई,<text:line-break/>तिनहिं वंदगीरूप, परणती जानिये, सोइवैयावृत्यवानिगाई ।<text:line-break/>वृत्तऐसोबने मोक्षमारगलहे, होयमन्दमोहयह, रीतिठाने</text:p>
      <text:p text:style-name="P2">जीयकोधीर, वतधार आचार्य हैं नमोंतिन चरणफलपापभाने ॥९॥<text:line-break/><text:span text:style-name="T10">ॐ ह्रीं वैयावृत्यतप : सहिताचार्य परमेष्ठिभ्य: अर्घ्यं निर्वपामीति स्वाहा</text:span></text:p>
      <text:p text:style-name="P2"><text:line-break/>रैनदिन वानि जिन, पाठ, मुखतें करें, तथा उपदेश दे, हरषलाई,<text:line-break/>उरविषेवानिजिनसदाचिन्तवनकरे रहेजिनआनि में भक्तिभाई ।<text:line-break/>करेंगुरुपादपरसन विनैठानिके, याविधीपांचस्वाध्यायआने</text:p>
      <text:p text:style-name="P2">जीयकोधीर, वतधार आचार्य हैं नमोंतिन चरणफलपापभाने ॥१०॥<text:line-break/><text:span text:style-name="T10">ॐ ह्रीं स्वाध्यायतप: सहितार्य परमेष्ठिभ्य: अर्घ्यं निर्वपामीति स्वाहा</text:span></text:p>
      <text:p text:style-name="P2"><text:line-break/>त्याग तनको करें, वृत्त एसो धरें, सूर उपसर्ग ते नाहिंभागे,<text:line-break/>लिखेकर्मकेठाठदुख सुखसहेजगत में, छांडिपरमोह निजमाहिंजागे ।<text:line-break/>रागतनमाहिंसो दिढतपानांहिव्युतसर्गतपधारितनप्रीतिहाने </text:p>
      <text:p text:style-name="P2">जीयकोधीर, वतधार आचार्य हैं नमोंतिन चरणफलपापभाने ॥११॥<text:line-break/><text:span text:style-name="T10">ॐ ह्रीं व्युत्सर्गतप: सहिताचार्य परमेष्ठिभ्य: अर्घ्यं निर्वपामीति स्वाहा</text:span></text:p>
      <text:p text:style-name="P2"><text:line-break/>मनवचन कायत्रय जोगइकठाम करिआपशुधध्यायपर भावत्यागे,<text:line-break/>तथा देवअहिन्त, परमेष्ठिसिधकेगुण, तनीमाल शुभभावलागे ।<text:line-break/>रोकचित्तमृगशुभध्यान जाली विषेंएकथलराखिशिवठां हिआने,</text:p>
      <text:p text:style-name="P2">जीयकोधीर, वतधार आचार्य हैं नमोंतिन चरणफलपापभाने ॥१२॥<text:line-break/><text:span text:style-name="T10">ॐ ह्रीं ध्यानतप: सहिताचार्य परमेष्ठिभ्य: अर्घ्यं निर्वपामीति स्वाहा</text:span></text:p>
      <text:p text:style-name="P2"><text:line-break/><text:soft-page-break/>कहेतप अन्तरबाहिरकरो द्वादश, धीरतनत्यागबिन राग ध्यावे,<text:line-break/>जीवरागीविषें, चाहताकी रहे, सो नहीं द्वादसी भाव ल्यावे ।<text:line-break/>यहजानिरागी, विनारागकी परीक्षाठानि, तपधारिते, धीर आनें ।<text:line-break/>जीयको धीरवतधार आचार्य हैं, नमोंतिनचरणफलपापभाने ॥१३॥<text:line-break/><text:span text:style-name="T10">ॐ ह्रीं द्वादशतप: सहिताचार्य परमेष्ठिभ्य: अर्घ्यं निर्वपामीति स्वाहा</text:span></text:p>
      <text:p text:style-name="P2"><text:line-break/><text:span text:style-name="T5">षट- आवश्यकों का वर्णन</text:span><text:line-break/><text:span text:style-name="T3">पद्धरि छन्द</text:span><text:line-break/>जे घट- आवशि धारें सदीव, ते शुद्ध सरूपी होय जीव ।<text:line-break/>गुणधारि जारि कर्माष्ट वीर, निज तिरें और तारक सुधीर ॥<text:line-break/><text:span text:style-name="T10">ॐ ह्रीं </text:span><text:span text:style-name="T12">ष</text:span><text:span text:style-name="T10">डावश्यक सहिताचार्य परमेष्ठिभ्य: अर्घ्यं नि स्वाहा</text:span><text:line-break/>सब जीव सुत्रस, थावर सुजान, समभाव सकलपै चित्तठान ।<text:line-break/>तजि आरत रौद्र सुभाव सोय, समता सामायिक सुखद होय ॥१॥<text:line-break/><text:span text:style-name="T10">ॐ ह्रीं सामायिकावश्यक सहिताचार्य परमेष्ठिभ्य: अर्घ्यं निर्वपामीति स्वाहा</text:span><text:line-break/>अरिहन्त सिद्ध आदिक महंत, तिनकी थुति नित मुनिवरकरत ।<text:line-break/>उर निर्मल करि शुधभावठान, ताफल पावे शिवलोकथान ॥२॥<text:line-break/><text:span text:style-name="T10">ॐ ह्रीं स्तवनावश्यक सहिताचार्य परमेष्ठिभ्य: अर्घ्यं निर्वपामीति स्वाहा</text:span><text:line-break/>ते शुद्धभाव कारण महान, <text:span text:style-name="T19">बंदनविधि</text:span> करि हैं देवथान ।<text:line-break/>ता<text:span text:style-name="T19">तें</text:span> अघरज <text:span text:style-name="T19">धोंवें</text:span> सुवीर, ता फल पावें भवसमुद्रतीर ॥३॥<text:line-break/><text:span text:style-name="T10">ॐ ह्रीं वन्दनावश्यक सहिताचार्य परमेष्ठिभ्य: अर्घ्यं निर्वपामीति स्वाहा</text:span><text:line-break/>मुनि के मनवचतन दोष लाय, सो दूरि करे प्रतिक्रमणभाय ।<text:line-break/>उर आलोचन करि शुद्ध होय, ते सूरि नमों मद टारि जोय ॥४॥<text:line-break/><text:span text:style-name="T10">ॐ ह्रीं प्रतिक्रमणावश्यक सहिताचार्य परमेष्ठिभ्य: अर्घ्यं निर्वपामीति स्वाहा</text:span><text:line-break/>मनवचतन अघविधित्याग होय, लखिआवशिप्रत्याख्यानसोय ।<text:line-break/><text:soft-page-break/>ये करें रोज आचार्य जान, ता फल चिन्ते अघ होय हान ॥५॥<text:line-break/><text:span text:style-name="T10">ॐ ह्रीं प्रत्याख्यानावश्यक सहिताचार्य परमेष्ठिभ्य: अर्घ्यं निर्वपामीति स्वाहा</text:span><text:line-break/>तनत्याग होंय थिर थान सोय, कायोत्सर्गावशि कर्म होय ।<text:line-break/>ये करें रोज आचार्यमान, ताफल चिन्ते अघ होय हान ॥६॥<text:line-break/><text:span text:style-name="T10">ॐ ह्रीं कायोत्सर्गावश्यक सहिताचार्य परमेष्ठिभ्य: अर्घ्यं निर्वपामीति स्वाहा</text:span><text:line-break/></text:p>
      <text:p text:style-name="P2"><text:span text:style-name="T5">पंचाचार का वर्णन</text:span><text:line-break/>सोरठा-सकल पदारथ सोय, देखे शुध करि सरदहें ।<text:line-break/>तातें शिवसुख होय, सो दर्शन आचार है ॥१॥<text:line-break/><text:span text:style-name="T10">ॐ ह्रीं दर्शनाचार सहिताचार्य परमेष्ठिभ्य : अर्घ्यं निर्वपामीति स्वाहा</text:span><text:line-break/>शुद्ध पदारथ भाव, जाने गुण पर्याय सब ।<text:line-break/>ताकरि हो शिववास, ज्ञानाचार सो जानिये ॥२॥<text:line-break/><text:span text:style-name="T10">ॐ ह्रीं ज्ञानाचार सहिताचार्य परमेष्टिप्य : अर्घ्यं निर्वपामीति स्वाहा</text:span><text:line-break/>छोड़े सकल कषाय, गुप्ति समिति व्रत आदरे ।<text:line-break/>बरतै नगन सुभाय, सो चरित्राचार है ॥३॥<text:line-break/><text:span text:style-name="T10">ॐ ह्रीं चारित्राचार सहिताचार्य परमेष्ठिभ्य : अर्घ्यं निर्वपामीति स्वाहा</text:span><text:line-break/>कर्महरण के काज, बल परकासै आपनो ।<text:line-break/>तप संजम बहु साज, सो वीरज आचार है ॥४॥<text:line-break/><text:span text:style-name="T10">ॐ ह्रीं वीर्याचार सहिताचार्य परमेष्ठिध्य : अर्घ्यं निर्वपामीति स्वाहा</text:span><text:line-break/>द्वादशविध तप ठानिं, समताभाव सु परिणये ।<text:line-break/>सो करि है कर्महानि, तपाचार सो जानिये ॥५॥<text:line-break/><text:span text:style-name="T10">ॐ ह्रीं तपाचार सहिताचार्य परमेष्ठिभ्य : अर्घ्यं नि स्वाहा</text:span></text:p>
      <text:p text:style-name="P2"><text:line-break/><text:span text:style-name="T5">गुप्तियों का वर्णन</text:span> <text:span text:style-name="T3">( गीताछन्द)</text:span><text:line-break/><text:soft-page-break/></text:p>
      <text:p text:style-name="P2">मन चपल है करि काय जैसो, कपि तने पद को लहें ।<text:line-break/>ताकी विकलता लहर दधि ज्यों, जगतजिय वशि ना रहे ॥<text:line-break/>ते धन्य गुरु वशि कियो याको, आप या वशि ना रहे ।<text:line-break/>मनगुप्ति याको जानि भवजनि, या फलै शिव सुर ठहे ॥१॥<text:line-break/><text:span text:style-name="T10">ॐ ह्रीं मनोगुप्ति सहिताचार्य परमेष्ठिभ्य: अर्घ्यं निर्वपामीति स्वाहा</text:span><text:line-break/>वचन निजवश राखि भाषत, जिन तनी वानी कहे ।<text:line-break/>परमाद बच कबहूं न भाषे, ता थकी जिय अघ सहे ॥<text:line-break/>यह वचन गुप्ति सदीव आचा रज, जिको पावें सही ।<text:line-break/>मन वचन तन वसुद्रव्य लेकरि, पद जजों इनके सही ॥२॥<text:line-break/><text:span text:style-name="T10">ॐ ह्रीं वचनगुप्ति सहिताचार्य परमेष्ठिभ्य: अर्घ्यं निर्वपामीति स्वाहा</text:span><text:line-break/>जो काय अपने हाथ राखे, चपलता मेंटे सही ।<text:line-break/>परमाद बारि सुधारि थिरता, जारि, अघ ले शुभ मही ॥<text:line-break/>लखि कायगुप्ति सुनाम याको, सदा आचारज करें ।<text:line-break/>ते धीर याफल कर्म हरके, मुक्तिसी रमणी वरें ॥३॥<text:line-break/><text:span text:style-name="T10">ॐ ह्रीं कायगुप्ति सहिताचार्य परमेष्ठिभ्य: अर्घ्यं निर्वपामीति स्वाहा</text:span><text:line-break/>धर्म दशविध वरत बारह, गुप्ति तीन बखानिये ।<text:line-break/>आचार पांचों महासुन्दर, षट- आवशि शुभ मानिये ॥<text:line-break/>ये गुण छत्तीसों, धरें सोही सूर आचारज कहे ।<text:line-break/>तिन चरणकमल सुद्रव्य वसु ले, जजों मन वच तन ठहे ॥४॥<text:line-break/><text:span text:style-name="T10">ॐ ह्रीं षटत्रिंशद्गुण सहिताचार्य परमेष्ठिभ्य: अर्घ्यं निर्वपामीति स्वाहा</text:span> <text:line-break/></text:p>
      <text:p text:style-name="P2"><text:span text:style-name="T5">जयमाला</text:span><text:line-break/>दोहा - आचारज गुण आरती, कहूं हिये थुति आन ।<text:line-break/><text:soft-page-break/>ताकों नमि पुनि फल लहे, होय पाप की हान ॥<text:line-break/><text:span text:style-name="T3">पद्धरि छन्द</text:span><text:line-break/>उत्तम क्षमा कोपभट मारयो, मार्दव मान जिसो अरि टारयो ।<text:line-break/>आर्जब माया कुटनी टारी, सत्यथ कौ सब झूठ निवारी ॥<text:line-break/>शौच सकल उरकोशुचिकीनो, संयम तें अव्रत जय लीनो ।<text:line-break/>तप तपि सकल पाप निरवारे, त्यागभाव पर तें परबारे ॥<text:line-break/>आकिंचन परिग्रह परिहारे, ब्रह्मचर्य तियभाव निवारे ।<text:line-break/>ये ही धर्म दशों सुखदाई, अब सुनि द्वादशतपमन लाई ॥<text:line-break/>अनशन वासतनी विधि सोही, अवमोदर्य खान लघु होही ।<text:line-break/>व्रतपरिसंख्या नित व्रत ठाने, रसपरित्यागी रस नहिं जाने ॥<text:line-break/>विविक्तशथ्या थल दिढ होहे कायक्लेश कष्टविध जोहे ।<text:line-break/>ये तो बाह्य तने ष्ट्‍ जानो, अब ष‌ट्‍- अंतरतप सुनिकानो ॥<text:line-break/>प्रायश्चित लगे अपराध सम्हारे, विनय बड़ों की नमन सुधारे ।<text:line-break/>वैयावृत्त गुरु को सुख ठाने, सो स्वाध्याय वानि मुख आने ॥<text:line-break/>व्युत्सर्ग कायत्याग विधि दोई, ध्यान धर्म मन चिन्ते सोई ।<text:line-break/>अब सुनि षट आवशि की बातें, तातें होय महा शुभदा तें ॥<text:line-break/>सामाजिक सब तें समभावा, स्तवनजिनसिध की श्रुति चाबा ।<text:line-break/>वंदन सो जिनके सिर नावे, प्रतिक्रमण जो पाप मिटावे ॥<text:line-break/>प्रत्याख्यान त्याग सो जानो, कायोत्सर्ग तनत्याग बखानो ।<text:line-break/>अब मुनि पंचाचार सुभाई, तिन बल बहुजीवनशिवपाई ॥<text:line-break/>त्रानाचार ज्ञाचनविध ठाने, दर्शन सो दर्शनविधि आने ।<text:line-break/>चारित चारु चरितविधिलावे, तपाचार तपरीति करावे ॥<text:line-break/>वीर्याचार पुरुषारथ जानो, अब सुनि तीनों गुप्ति बखानो ।<text:line-break/><text:soft-page-break/>मन वच तन वश राखे सोई, गुप्ति नाम जाने भवि होई ॥<text:line-break/>दोहा - इनछत्तिस गुणसहित जो, नमों सूरिमन लाय ।<text:line-break/>ताके गुन चपावन निमित, भव भव होहु सहाय ॥<text:line-break/><text:span text:style-name="T10">ॐ ह्रीं षट्‍र्विशद गुण सहिताचार्य परमेष्ठिभ्य: पूर्णा्र्घ्यचम् निर्वपामीति स्वाहा </text:span></text:p>
      <text:p text:style-name="P2"><text:line-break/><text:span text:style-name="T18">अथ उपाध्याय परमेष्ठि पूजा</text:span></text:p>
      <text:p text:style-name="P2"><text:line-break/>दोहा - अंग पूर्व धारक मुनो, नमो तास पद जान ।<text:line-break/>ताफल अघ मिट शुभबने, लहे शुद्ध शिव थान ॥<text:line-break/><text:span text:style-name="T10">ॐ ह्रीं श्री उपाचध्याय परमेष्ठिन- । अत्र अवतर अवतर संवौषट् आह्वाननं । अत्र</text:span><text:span text:style-name="T11"> तिष्ठ ति</text:span><text:span text:style-name="T10">ष्ठ ठः ठः स्थापनं । अत्र मम सन्निहितो भव भव वषट्- सन्निधि करणं । परिपुष्पांजलि क्षिपाम: ।<text:line-break/></text:span><text:span text:style-name="T7">सोरठा</text:span><text:span text:style-name="T6"> - चौदह पूरब सार, एकादश अंगजुत सही ।<text:line-break/>ये पच्चिस गुण धार, होय उपाध्या सो नमों ॥</text:span><text:line-break/><text:span text:style-name="T10">ॐ ह्रीं पंचविंशतिगुण सहितोपाध्याय परमेष्ठिभ्य: अर्घ्यं निर्वपामीति स्वाहा</text:span><text:line-break/><text:span text:style-name="T3">मरहठा छन्द</text:span><text:line-break/>आचारंग में यों बतलायो, सुनो भविक चित आन ।<text:line-break/>काज सकल ही करो जतनतें, महाशुद्ध उर आन ॥<text:line-break/>या अंग रहस सकल ही पावें, उपाध्याय हैं सोय ।<text:line-break/>जिनके पद वसुद्रव्य थकी भवि, पूजों मन शुध होय ॥१॥<text:line-break/><text:span text:style-name="T10">ॐ ह्रीं आचारांगज्ञान सहितोपाध्याय परमेष्ठिभ्य: अर्घ्यं निर्वपामीति स्वाहा</text:span><text:line-break/>सूत्रकृतांग दूसरो अंग है, तामें यों व्याख्यान ।<text:line-break/>धर्म तनी किरिया सब यामें, भाषी है भगवान </text:p>
      <text:p text:style-name="P2">या अंग रहस सकल ही पावें, उपाध्याय हैं सोय ।<text:line-break/>जिनके पद वसुद्रव्य थकी भवि, पूजों मन शुध होय ॥२॥<text:line-break/><text:soft-page-break/><text:span text:style-name="T10">ॐ ह्रीं सूत्रकृतांग ज्ञान सहितोपाध्याय परमेष्ठिभ्य: अर्घ्यं निर्वपामीति स्वाहा</text:span><text:line-break/>जानों तीजो अंग सथाना, ता मधि जीव सुथान बताय ।<text:line-break/>एक दोय आदिक उन्नीसों, चौसठ षट जिय ठाम सुपाय ॥या० ३॥<text:line-break/><text:span text:style-name="T10">ॐ ह्रीं स्थानांगज्ञान सहितोपाध्याय परमेष्ठिभ्य: अर्घ्यं निर्वपामीति स्वाहा</text:span><text:line-break/>हैं समवाय अंग चौथो यह, यामधि सकलवस्तु सम गाय ।<text:line-break/>धर्म अधर्म द्रव्यसम भाषे, जगतजीव सम सम सिध भाय ॥या० ४॥<text:line-break/><text:span text:style-name="T10">ॐ ह्रीं समवायांग सहितोपाध्याय परमेष्ठिभ्य: अर्घ्यं निर्वपामीति स्वाहा</text:span><text:line-break/>व्याख्याप्रगपति अंग पंचमों, तिनमें ऐसो कथन चलाय ।<text:line-break/>अस्ती जीव नास्ती जानो, एक अनेक सुवस्तुसुभाय ॥या० ५॥<text:line-break/><text:span text:style-name="T10">ॐ ह्रीं व्याख्याप्रज्ञप्तयंग सहितोपाध्याय परमेष्ठिभ्य: अर्घ्यं निर्वपामीति स्वाहा</text:span><text:line-break/>छठवाँ ज्ञातृकथा अंग जानो, तामें सकल कहो व्याख्यान ।<text:line-break/>चक्री कामदेव तीर्थंकचर इन, आदिक पहुँचे शुभथान ॥या० ६॥<text:line-break/><text:span text:style-name="T10">ॐ ह्रीं ज्ञातृधर्मकथांग ज्ञानसहितोपाध्याय परमेष्ठिभ्य: अर्घ्यं निर्वपामीति स्वाहा</text:span><text:line-break/>जान उपासकाध्ययन सातमों, तामधि श्रावक कथन कहाय ।<text:line-break/>एकादश प्रतिमा आदिक बहु, किरिया का समुदाय बताय ॥या० ७॥<text:line-break/><text:span text:style-name="T10">ॐ ह्रीं उपासकाध्यनांग ज्ञानसहितोपाध्याय परमेष्ठिभ्य: अर्घ्यं निर्वपामीति स्वाहा</text:span><text:line-break/>अन्तकृतांग दशांग महाअंग, अष्टम यामधि यों लिखपाय ।<text:line-break/>इकइक जिनबारे अन्त: कृत, दशदशकेवलिकथन चलाय ॥या० ८॥<text:line-break/><text:span text:style-name="T10">ॐ ह्रीं अत: कृतदशांगज्ञान सहितोपाध्याय परमेष्ठिभ्य: अर्घ्यं निर्वपामीति स्वाहा</text:span><text:line-break/>अनुत्तरोत्पादक दशांग अंग, तामें इकइक जिनकी बार ।<text:line-break/>दशदशमुनि अति सहो उपद्रव, गये अनुत्तरयों लखसार ॥या० ९॥<text:line-break/><text:span text:style-name="T10">ॐ ह्रीं अनुत्तरोपादक दशाङ्गज्ञान सहितोपाध्याय परमेष्ठिभ्य: अर्घ्यं निर्वपामीति स्वाहा</text:span><text:line-break/>प्रश्न व्याकरणअंग विषेंच्च या, गई वस्तु इत्यादि बताय ।<text:line-break/>जीवनमरण सौख्यदुख की विधि, सब प्रश्नों के भेद दिखाय ॥या० १०॥<text:line-break/><text:soft-page-break/><text:span text:style-name="T10">ॐ ह्रीं प्रश्नव्याकरणाङ्गज्ञान सहितोपाध्याय परमेष्ठिभ्य: अर्घ्यं निर्वपामीति स्वाहा</text:span><text:line-break/>सूत्रविपाक अंग एकादश, तामें कर्म विपाक बखान ।<text:line-break/>तीव्र मन्द भावतें बांधे, सो रस दे इत्यादि सुजान ॥या० ११॥<text:line-break/><text:span text:style-name="T10">ॐ ह्रीं विपाकसूत्रांग ज्ञानसहितोपाध्याय परमेष्ठिभ्य: अर्घ्यं निर्वपामीति स्वाहा</text:span></text:p>
      <text:p text:style-name="P2"><text:line-break/><text:span text:style-name="T5">चौदहपूर्वों का वर्णन</text:span><text:line-break/><text:span text:style-name="T20">अडिल्ल</text:span>- अब चौदह पूरब की कथा सुहावनी,<text:line-break/>तिन यह पाई रिद्धि जिने अघरज हनी ।<text:line-break/>इनके धारी उपाध्याय जगगुरु कहे,<text:line-break/>तिनके पद वसुद्रव्य थकी जजि अघच दहे ॥<text:line-break/><text:span text:style-name="T10">ॐ ह्रीं चतुर्दशपूर्वज्ञान सहितोपाध्याय परमेष्ठिभ्य: अर्घ्यं निर्वपामीति स्वाहा</text:span><text:line-break/><text:span text:style-name="T3">गीता छन्द</text:span><text:line-break/>पूर्व है उत्पाद पहला, कथन तामें यों सही ।<text:line-break/>वस्तु के उत्पाद व्यय ध्रुव, आदि महिमा अति लही ॥<text:line-break/>इस पूर्व को जो अर्थ जाने, उपाध्याय सो जानिये ।<text:line-break/>वसु द्रव्य्चतैं पद जजों मन वच, भक्ति उर अति आनिये ॥१॥<text:line-break/><text:span text:style-name="T10">ॐ ह्रीं उत्पादपूर्वज्ञान सहितोपाध्याय परमेष्ठिभ्य: अर्घ्यं निर्वपामीति स्वाहा</text:span><text:line-break/>पूर्व अग्रायण सु दूजो, कथन नय दुर्णय करे ।<text:line-break/>तत्त्व द्रव्य्च पदार्थ के पर-माण जाने उर धरे ॥इस° २॥<text:line-break/><text:span text:style-name="T10">ॐ ह्रीं अग्रायणीपूर्वज्ञान सहितोपाध्याय परमेष्ठिभ्य: अर्घ्यं निर्वपामीति स्वाहा</text:span><text:line-break/>पर्व वीर्य प्रवाद तीजो, क थन वीरज को चले ।<text:line-break/>आत्मवीर्य सुकाल क्षेतर, ज्ञान चारित पर मिले ॥इस° ३॥<text:line-break/><text:span text:style-name="T10">ॐ ह्रीं वीर्यानुवादपूर्वज्ञानच सहितोपाध्याय परमेष्ठिभ्य: अर्घ्यं निर्वपामीति स्वाहा</text:span><text:line-break/>अस्ति नास्ति सुपूर्व चौथो, सप्त भंग बखानिये ।<text:line-break/><text:soft-page-break/>द्रव्य तत्त्व पदार्थ के सब, अस्ति नास्ति सुक्षानिये ॥इस° ४॥<text:line-break/><text:span text:style-name="T10">ॐ ह्रीं अस्तिनास्तिपूर्वज्ञान सहितोपाध्याय परमेष्ठिभ्य: अर्घ्यं निर्वपामीति स्वाहा</text:span><text:line-break/>पूर्व ज्ञान प्रवाद पंचम, ज्ञान वसु लक्षण कहे ।<text:line-break/>सब ज्ञान फल परमान इनको, आदि सब विधि तें लहे ॥इस० ५॥<text:line-break/><text:span text:style-name="T10">ॐ ह्रीं ज्ञानप्रवादपूर्वज्ञान सहितोपाध्याय परमेष्ठिभ्य: अर्घ्यं निर्वपामीति स्वाहा</text:span><text:line-break/>पूर्व सत्य प्रवाद षष्ठम, गुप्ति भेद बखानिये ।<text:line-break/>सत्य असत्य अनेक वैंन, सुभेद तातें जानिये ॥इस° ६॥<text:line-break/><text:span text:style-name="T10">ॐ ह्रीं सत्यप्रवादपूर्वज्ञान सहितोपाध्याय परमेष्ठिभ्य: अर्घ्यं निर्वपामीति स्वाहा</text:span><text:line-break/>आत्मप्रवाद सुपूर्व सप्तम, जीव लक्षण तंह कह्यो ।<text:line-break/>जीव आयो वा गयो इन, आदि इस पूरब ठह्यो ॥इस° ७॥<text:line-break/><text:span text:style-name="T10">ॐ ह्रीं आत्मप्रवा्दपूर्वज्ञान सहितोपाध्याय परमेष्ठिभ्य: अर्घ्यं निर्वपामीति स्वाहा</text:span><text:line-break/>पूर्व कर्म -प्रवाद जु तामधि, कर्म की सब विधि सही ।<text:line-break/>सत्त्व बन्ध उदय प्रकृतियाँ - आदि सब भाषीं सही ॥इस० ८॥<text:line-break/><text:span text:style-name="T10">ॐ ह्रीं कर्मप्रवादपूर्वज्ञान सहितोपाध्याय परमेष्ठिभ्य: अर्घ्यं निर्वपामीति स्वाहा</text:span><text:line-break/>पूर्व प्रत्याख्यान नवमों, वस्तु इत्यादिक कही ।<text:line-break/>अस द्रव्य क्षेत्र सुकाल संवर, वास मत्यादिक सही ॥इस ० ९॥<text:line-break/><text:span text:style-name="T14">ॐ ह्रीं प्रत्याख्यानपूर्वज्ञान </text:span><text:span text:style-name="T10">सहितोपाध्याय परमेष्ठिभ्य: अर्घ्यं निर्वपामीति स्वाहा</text:span><text:line-break/>पूर्व है विद्यानुवाद सु, अष्ट निमित्त बखानिये ।<text:line-break/>विद्या सु साधनरूप फल बल, आदि रीति सुमानिये ॥इस° १०॥<text:line-break/><text:span text:style-name="T10">ॐ ह्रीं विद्यानुवादपूर्वज्ञान सहितोपाध्याय परमेष्ठिभ्य: अर्घ्यं निर्वपामीति स्वाहा</text:span><text:line-break/>पूर्व है कल्याणानुवाद सु, वहां इस विधि वरणयो ।<text:line-break/>कल्याण पांचों जिन तने, ज्योतिषगमनको फल चयो ॥इस० ११॥<text:line-break/><text:span text:style-name="T10">ॐ ह्रीं कल्याणानुवादपूर्वज्ञान सहितोपाध्याय परमेष्ठिभ्य: अर्घ्यं निर्वपामीति स्वाहा</text:span><text:line-break/>पूर्व प्राणावाद मांही, मन्त्र तन्त्र सुविधि कही ।<text:line-break/><text:soft-page-break/>फिर वैद्यज्योतिष भूतनाशन, कीसकल विधि है सही ॥इस० १२॥<text:line-break/><text:span text:style-name="T10">ॐ ह्रीं प्राणानुवादपूर्वज्ञान सहितोपाध्याय परमेष्ठिभ्य: अर्घ्यं निर्वपामीति स्वाहा</text:span><text:line-break/>पूर्व क्रिया विशाल के मधि गीत छन्द सुविधि कही ।<text:line-break/>शास्त्र नय लंकार चौंसठ, कला तियकी तहां सही ॥इस० १३॥<text:line-break/><text:span text:style-name="T10">ॐ ह्रीं क्रियाविशालपूर्वज्ञान सहितोपाध्याय परमेष्ठिभ्य: अर्घ्यं निर्वपामीति स्वाहा</text:span><text:line-break/>पूर्व चरम त्रिलोक - बिन्दु, सुकथन तँह यो वरनयो ।<text:line-break/>लोकत्रय के सुख दुखों का, मुकुरसम वर्णन कियो ॥इस० १४॥<text:line-break/><text:span text:style-name="T10">ॐ ह्रीं लोकबिन्दुपूर्वज्ञान सहितोपाध्याय परमेष्ठिभ्य: अर्घ्यं निर्वपामीति स्वाहा</text:span><text:line-break/><text:span text:style-name="T3">पद्धरि छन्द</text:span><text:line-break/>अंग एकदश अदभुत सुज्ञान, फिर पूर्व चौदह और जान ।<text:line-break/>इनके गुण वेत्ता ते महन्त, जिन उपाध्याय पूजों सुसन्त ॥<text:line-break/><text:span text:style-name="T10">ॐ ह्रीं एकादशाङ्ग चतुर्दश पूर्वज्ञान सहितोपाध्याय परमेष्ठिभ्य: अर्घ्यं निर्वपामीति स्वाहा</text:span><text:line-break/><text:span text:style-name="T5">जयमाल</text:span><text:line-break/><text:span text:style-name="T20">दोहा</text:span>- बीस पांच गुण धारगुरु, उपाध्याय हितदाय ।<text:line-break/>तिन बन्दे श्रुति के किये, महापुण्य उपजाय ॥<text:line-break/>केसरी छन्द<text:line-break/>आचारांग भने सुखदाई, सूत्रकृतांग रहस सब पाई ।<text:line-break/>थाना अंग सथान बताये, समवाया अंग के गुण थाये ॥<text:line-break/>व्याख्याप्रगपति अंग को जाने, ज्ञातृकथाको भेद बखाने ।<text:line-break/>अंग उपासकाध्यन सुधायो, अन्तकृतांगदशांग सुझायो ॥<text:line-break/>अनुत्तरपाददशाङ्ग सुजानो, अंग प्रश्नव्याकरण बतानो ।<text:line-break/>सूत्रविपाक अंग हितकारी, ताको रहस लियो गुरुसारी ॥<text:line-break/>ये एकादश अंग तिन पाये, उपाध्याय सो सब मन भाये ।<text:line-break/><text:soft-page-break/>अब पूरब चौदह सुन भाई, प्रथम पूर्व उत्पाद कहाई ॥<text:line-break/>अग्रायणि पूरब कों धारे, वीर्यप्रवाद पूर्व अघ जारे ।<text:line-break/>अस्ति नास्ति परवादसुजानो, ज्ञानप्रवाद पंचमों मानों ॥<text:line-break/>सत्यप्रवाद पूर्व को पावे, आत्मप्रवाद पूर्व समझावे ।<text:line-break/>कर्मप्रवाद पूर्व सुखकारी, प्रत्याख्यान पूर्व को धारी ॥<text:line-break/>पूर्व विद्यानुवाद को जाने, पूर्व कल्याणवाद अघ हाने ।<text:line-break/>प्राणवाद पूरव हरि पायो, पूर्व क्रियाविशाल उर जाया ॥<text:line-break/>अन्तिम लोकबिन्दु है भाई, ये चौदह पूरब सुखदाई ।<text:line-break/>इनके धार उपाध्या होवें, तिनके जजें सुरग शिव जोवे ॥<text:line-break/><text:span text:style-name="T20">सोरठा</text:span>- सो पूरब अंग धार, तिन जग पूजत पद लयो ।<text:line-break/>सो करि है अघछार तिन पूजे जिनपद जयो ॥<text:line-break/><text:span text:style-name="T10">ॐ ह्रीं पंचविंशतिगुण सहितोपाध्याय परमेष्ठिभ्य: पूर्णार्घ्यं निर्वपामीति स्वाहा</text:span></text:p>
      <text:p text:style-name="P6"/>
      <text:p text:style-name="P2"><text:line-break/><text:span text:style-name="T18">अथ साधुपरमेष्ठि पूजा</text:span></text:p>
      <text:p text:style-name="P2"><text:line-break/>दोहा - बीस आठ गुण साधु के, नमों तास कर जोर ।<text:line-break/>ताके बन्दे पाप सब, जाय सकल ढिग छोर ॥<text:line-break/><text:span text:style-name="T10">ॐ ह्रीं श्री अष्टाविशति मूलगुण सहित साधुपरमेखिन् । अत्रावतराअवतर संवौषट् आह्वाननं । अत्र तिष्ट तिष्ट ठ : ठ: स्थापनं । अत्र मम सन्निहितो भव भव वषट् सन्निधि करणं । परिपुष्पाजलिं क्षिपाम</text:span><text:line-break/>अष्टाविंशति गुणजुत होय, साधु हुए जग के गुरु जोय ।<text:line-break/>आतमरँग राचे मुनिनाथ, पाऊँ इन पद भव भव साथ ॥<text:line-break/><text:span text:style-name="T10">ॐ ह्रीं अष्ट विंशतिमूलगुण सहित साधु परमेष्ठिभ्य अर्घ्यं नि स्वाहा</text:span><text:line-break/><text:soft-page-break/>तिरस थावर जीव सबही, आप सम जाने सही ।<text:line-break/>मन वचन तन जियको न दुखदा, सकल पै समता लही ॥<text:line-break/>जो दुष्ट कोई आय पीड़े, तो न कबहूं दुख करें ।<text:line-break/>ते साधु पूजों अर्घ्य कर ले, तास फल सुख संचरे ॥१॥<text:line-break/><text:span text:style-name="T10">ॐ ह्रीं अहिंसा महाव्रतसहित साधुपरमेष्ठिभ्य: अर्घ्यं निर्वपामीति स्वाहा</text:span><text:line-break/>तन जाय तो नहिं असत भाषत, कहे सतवच सारजू ।<text:line-break/>चवै सम्यक वैन सोहू, सूत्र के अनुसार जू ॥<text:line-break/>तिस वचन को सुनि सकल प्रानी, पापमति अपनी हरे ।<text:line-break/>ते साधु पूजों अर्घ्य कर ले, तास फल सुख संचरे <text:s/>॥२॥<text:line-break/><text:span text:style-name="T10">ॐ ह्रीं </text:span><text:span text:style-name="T11">सत्य</text:span><text:span text:style-name="T10"> महाव्रतसहित साधुपरमेष्ठिभ्य: अर्घ्यं निर्वपामीति स्वाहा</text:span><text:line-break/>बिन दिये पर को माल कबहुं, मन वचन छूवें नहीं ।<text:line-break/>तन आपने हू ते सुविरकत, दिये ते भोजन लही ॥<text:line-break/>काय नग्न चालें सुचर्या. याचनामति ना करें </text:p>
      <text:p text:style-name="P2">ते साधु पूजों अर्घ्य कर ले, तास फल सुख संचरे ॥३॥<text:line-break/><text:span text:style-name="T10">ॐ ह्रीं अचौर्य महाव्रतसहित साधुपरमेष्ठिभ्य: अर्घ्यं निर्वपामीति स्वाहा</text:span><text:line-break/>नारि, देव मनुष्य पशु की, मन वचन तन करि तजें ।<text:line-break/>सो शीलधर हो बालसम, विर्दोष अपनो पद सजें ॥<text:line-break/>ते जगत तिय तजि मुकति नारी, वरन को उद्यम करें ।</text:p>
      <text:p text:style-name="P2">ते साधु पूजों अर्घ्य कर ले, तास फल सुख संचरे ॥४॥<text:line-break/><text:span text:style-name="T10">ॐ ह्रीं ब्रह्मचर्य महाव्रतसहित साधुपरमेष्ठिभ्य: अर्घ्यं निर्वपामीति स्वाहा</text:span><text:line-break/>जे तजें दो विध ही परिग्रह, बाह्य अन्तर जानिये ।<text:line-break/>तिलमात्र पुद्गल बंध सेती, ममत की विधि भानिये ॥<text:line-break/>जे रहे विमुख सुभाव तन तें, सोहि समता उर धरें</text:p>
      <text:p text:style-name="P2"><text:soft-page-break/>ते साधु पूजों अर्घ्य कर ले, तास फल सुख संचरे ॥५॥<text:line-break/><text:span text:style-name="T10">ॐ ह्रीं <text:s/>परिग्रहत्याग महाव्रत सहितासाधुपरमेष्ठिध्य: </text:span><text:span text:style-name="T16">अर्घ्यं</text:span><text:span text:style-name="T10"> नि. स्वाहा</text:span><text:line-break/>चार कर भू शोध के पद, धरे शुभचित्त लायके ।<text:line-break/>जो बने कारन जोर इत उत, तो लखे नहिं भायके ।।<text:line-break/>त्रसजीव थावर सकल सेती, भाव समता उर धरे ।</text:p>
      <text:p text:style-name="P2">ते साधु पूजों अर्घ्य कर ले, तास फल सुख संचरे ॥६॥<text:line-break/><text:span text:style-name="T10">ॐ ह्रीं ईर्या समिति सहित साधु परमेष्ठिभ्य: अर्घ्यं निर्वपामीति स्वाहा</text:span><text:line-break/>जो बोलि हैं वच सकल हितदा, खेद को जिय ना लहे ।<text:line-break/>जिन बैन भाषित ध्याय भाषत, फेरि समता जुत रहें ॥<text:line-break/>तिन वचन को सुनि भव्यप्राणी, आपने अधकों हरें ।</text:p>
      <text:p text:style-name="P2">ते साधु पूजों अर्घ्य कर ले, तास फल सुख संचरे ॥७॥<text:line-break/><text:span text:style-name="T10">ॐ ह्रीं भाषा समिति सहित साधु परमेष्ठिभ्य: अर्घ्यं निर्वपामीति स्वाहा</text:span><text:line-break/>जे लहें अनजल शोधि शुभचित, एकटक ठाँडे भखें ।<text:line-break/>नहिं सैन अंगुरी नैन मुखतें, बोल हू नाँहीं अखें ॥<text:line-break/>फिर दोष षट्चालीस टालें, और दूषण बहु टरें ।</text:p>
      <text:p text:style-name="P2">ते साधु पूजों अर्घ्य कर ले, तास फल सुख संचरे ॥८॥<text:line-break/><text:span text:style-name="T10">ॐ ह्रीं एषणा समिति सहित साधु परमेष्ठिभ्य: अर्घ्यं निर्वपामीति स्वाहा</text:span><text:line-break/>जे धरे वस्तु सँभाल पृथिवी, लेंय भू तें जोयकें ।<text:line-break/>परमाद तें लें धरें नाहीं महाशुभ - चित होयके ॥<text:line-break/>तिन मांहि नाहिं प्रमाद राखें, लगे अगले अघ हरें </text:p>
      <text:p text:style-name="P2">ते साधु पूजों अर्घ्य कर ले, तास फल सुख संचरे ॥९॥<text:line-break/><text:span text:style-name="T10">ॐ ह्रीं आदान निपेक्षण समिति सहित साधु परमेष्ठिभ्य: अर्घ्यं निर्वपामीति स्वाहा</text:span><text:line-break/>मल मूत्र छोड़े थान लखि के, तिरस थावर पालिया ॥<text:line-break/><text:soft-page-break/>निजभाव मीतो करम रीतो, और के अघ टालिया ॥<text:line-break/>तिस बने राजे आप जोगी, वैर जिय सब परिहरे </text:p>
      <text:p text:style-name="P2">ते साधु पूजों अर्घ्य कर ले, तास फल सुख संचरे ॥१०॥<text:line-break/><text:span text:style-name="T10">ॐ ह्रीं व्युत्सर्ग समिति सहित साधु परमेष्ठिभ्य: अर्घ्यं निर्वपामीति स्वाहा</text:span><text:line-break/>जे लघू भारी उष्ण शीतल, नरम कर्कश जानिये ।<text:line-break/>रूखो रूं चिकनों आठ लक्षण, फरस इन्द्री मानिये ॥<text:line-break/>या फरस इन्द्री जगत जीत्यो, तासु को जे वश करें ।</text:p>
      <text:p text:style-name="P2">ते साधु पूजों अर्घ्य कर ले, तास फल सुख संचरे ॥११॥<text:line-break/><text:span text:style-name="T10">ॐ ह्रीं स्पर्शनेन्द्रियजयनिरत साधु परमेष्ठिभ्य: अर्घ्यं निर्वपामीति स्वाहा</text:span><text:line-break/>मिष्ट खट्टा कटू कषायल, चरपरो पाँचों सही ।<text:line-break/>ये रसन इन्द्री विषय जियको, जकडि करि बाँधे मही ॥<text:line-break/>इंद्री जुरसना जगत जीत्यो, तासकूँ जे वश करें </text:p>
      <text:p text:style-name="P2">ते साधु पूजों अर्घ्य कर ले, तास फल सुख संचरे ॥१२॥<text:line-break/><text:span text:style-name="T10">ॐ ह्रीं रसनेन्द्रिय जयनिरतसाघु परमेष्ठिभ्य: अर्घ्यं निर्वपामीति स्वाहा</text:span><text:line-break/>शुभ गन्ध अरु दुर्गन्ध दो विध, गंध इंद्रिय जानिये ।<text:line-break/>इस विषयवश जिय होयरागी, द्वेष उर महिं आनिये ॥<text:line-break/>इन जीय जगके सकल जीते, तास कोजे वश करें </text:p>
      <text:p text:style-name="P2">ते साधु पूजों अर्घ्य कर ले, तास फल सुख संचरे ॥१३॥<text:line-break/><text:span text:style-name="T10">ॐ ह्रीं घ्राणेन्द्रियजय निरतसाधु परमेष्ठिभ्य: अर्घ्यं निर्वपामीति स्वाहा</text:span><text:line-break/>पीत श्याम सुफेद सब्ज सु, लाल यह पाँचों कहे ।<text:line-break/>इनके वशी जिय देखि पुद्गल, राद द्वेष स्वचित लहें ॥<text:line-break/>जो नेत्रइंद्री विषय वशकरि, आप निरअंकुश फिरें ।</text:p>
      <text:p text:style-name="P2">ते साधु पूजों अर्ध्य कर ले, तास फल सुख संचरे ॥१४॥<text:line-break/><text:span text:style-name="T10">ॐ ह्रीं चक्षुरिन्द्रयजय निरतसाधु परमेष्ठिभ्य: अर्घ्यं निर्वपामीति स्वाहा</text:span><text:line-break/><text:soft-page-break/>सचित अचित सु मिश्र तीनों, विषय श्रवण तने कहे ।<text:line-break/>शुभ सुने रागी अशुभ सुनिके, दोष जुत उरमें थहें ॥<text:line-break/>जिनविषें कर्म जुआपवशकरि भावविच समता धरें । </text:p>
      <text:p text:style-name="P2">ते साधु पूजों अर्घ्य कर ले, तास फल सुख संचरे ॥१५॥<text:line-break/><text:span text:style-name="T10">ॐ ह्रीं कर्णेन्द्रिजय निरतसाधु परमेष्ठिभ्य: अर्घ्यं निर्वपामीति स्वाहा</text:span><text:line-break/>चाल (जोगीरासा की)<text:line-break/>समताभाव सकल जीवन तें आप सदृश सब जाने ।<text:line-break/>संयम तप शुभ रहे भावना, राग द्वेष नहिं आने ॥<text:line-break/>आरत रौद्र न भोग भूमही, निर आकुल रस रीझे ।<text:line-break/>तिन साधुन के नितप्रति जुगपद, पूजे ते अघ सीझे ॥<text:line-break/><text:span text:style-name="T10">ॐ</text:span><text:span text:style-name="T13"> ह्रीं <text:s/>सामायिकावश्यक सहितसाधु परमेष्ठिभ्य: अर्घ्यं निर्वपामीति स्वाहा</text:span><text:line-break/>अरहंत सिधकी जो थुति की जे, भक्तिभाव उर आनी ।<text:line-break/>ताही रस आतमरंग ल्यावे, सो स्तुति विधि जानी ॥<text:line-break/>सो साधु भी निश दिन ठानें, मनवचकाय लगाई ।<text:line-break/>तिनके पद बसु द्रव्य थकी मैं, पूजों इकचित लाई ॥<text:line-break/><text:span text:style-name="T10">ॐ ह्रीं स्तवनावश्यक सहितसाधु परमेष्ठिभ्य: अर्घ्यं निर्वपामीति स्वाहा</text:span><text:line-break/>मनवच तन अरिहन्त सिद्ध को, कर धर शीश नवावे ।<text:line-break/>सो वंधनविधि मुनि नित ठाने, अगले पाप खिपावैं ॥<text:line-break/>ऐसे साधुन के पद पंकज, भक्ति भाव उर आनि ।<text:line-break/>पूजन करहूँ दरव आठों से, अर्घ्य तनी विधि ठानी ॥<text:line-break/><text:span text:style-name="T10">ॐ ह्रीं वन्दनावश्यक सहितसाधु परमेष्ठिभ्य: अर्घ्यं निर्वपामीति स्वाहा</text:span><text:line-break/>दोष लगे मन वच तन कोई, ताके क्षयविधि काजे ।<text:line-break/>सो ही रीति करे उर आनि, अपनी सुधता साजे ॥<text:line-break/><text:soft-page-break/>प्रतिक्रमण तें भाव शुद्ध करि, आलोचन मन आने ।<text:line-break/>मैं ते साधु नमों सुख काजे, ता फल मो अघ भाने ॥<text:line-break/><text:span text:style-name="T10">ॐ ह्रीं प्रतिक्रमणावश्यक सहितसाधु परमेष्ठिभ्य: अर्घ्यं निर्वपामीति स्वाहा</text:span><text:line-break/>त्यागकरण परवस्तु सकत सम, प्रत्याख्यान सुजानो ।<text:line-break/>जो विधि अशन रसादिक कोई इन आदिक कों मानो ॥<text:line-break/>नितप्रति या विधिकरै सुसबही, समता जुत चित ठाने ।<text:line-break/>ते गुरू मैं पूजों वसुद्रव ले, शत्रु मित्र सम आने ॥<text:line-break/><text:span text:style-name="T10">ॐ ह्रीं प्रत्याख्यानावश्यक सहितसाधु परमेष्ठिभ्य: अर्घ्यं निर्वपामीति स्वाहा</text:span><text:line-break/>जँह थिति धार जपें जग पीहर, ऐसो साहस धारें ।<text:line-break/>बहु शर ठाम छुडायो चाहत, कष्ट बहुत विधि पारे ॥<text:line-break/>तो हू धीर तजें नहिं आसन, आतम-रस लिपटाये ।<text:line-break/>मैं ते साधु नमों जुतकर शिर, मन वच शीश नवाये ॥<text:line-break/><text:span text:style-name="T10">ॐ ह्रीं कायोत्सर्गावश्यक सहितसाधु परमेष्ठिभ्य: अर्घ्यं निर्वपामीति स्वाहा</text:span><text:line-break/><text:span text:style-name="T3">पद्धरि छन्द</text:span><text:line-break/>जो ऊँचनींच भूलखेनकोय, तृण शिलखण्ड गिने नाकोय ।<text:line-break/>शुधभूमि जीवविन शयनलाय, तेसाधुजजों उरहरषलाय ॥<text:line-break/><text:span text:style-name="T10">ॐ ह्रीं भूमिशयनगुण सहितसाधु परमेष्ठिभ्य: अर्घ्यं निर्वपामीति स्वाहा</text:span><text:line-break/>जे करें न तन आभरन सार, तन गंधलेप त्यागतसुधार ।<text:line-break/>इत्यादि कायरचना जु नाहिं, तेमुनिवर बन्दों हरष लांहि ॥<text:line-break/><text:span text:style-name="T10">ॐ ह्रीं मलत्यश मूलगुण सहितसाधु परमेष्ठिभ्य: अर्घ्यं निर्वपामीति स्वाहा</text:span><text:line-break/>जे रहें नमन नमातजाततिनपै नहिं तृणतुष वसनपात ।<text:line-break/>नभओढ़े भूतल तन बिछाय, ते साधु नमों वसुद्रव्य लाय ॥<text:line-break/><text:span text:style-name="T10">ॐ ह्रीं वस्त्रत्यश मूलगुण सहितसाधु परमेष्ठिभ्य: अर्घ्यं निर्वपामीति स्वाहा</text:span><text:line-break/>निजकरतें निजकचलोंच, लेय चितकरुणाकरिउरधीरजेय ।<text:line-break/><text:soft-page-break/>तनशोभा तजि मनशुद्धभाय, ते साधु नमों बसुद्रव्यलाय ॥<text:line-break/><text:span text:style-name="T10">ॐ ह्रीं कचलुझनगुण सहितसाधु परमेष्ठिभ्य: अर्घ्यं निर्वपामीति स्वाहा</text:span><text:line-break/>चौ.- एकबार लघु भोजन खाय, रसविन तथा सहितारसपाय ।<text:line-break/>भरना उदर ममत कछुनांय ते मैं साधु जजों उमगाय ॥<text:line-break/><text:span text:style-name="T10">ॐ ह्रीं एकभुक्तिगुण सहितसाधु परमेष्ठिभ्य: अर्घ्यं निर्वपामीति स्वाहा</text:span><text:line-break/>एक ठाम थिति भोजन करे तन थिर काज राग बिन भरे ।<text:line-break/>मोक्षपंथ साधन के काज, ते मैं साधु जजों शिवकाज ॥<text:line-break/><text:span text:style-name="T10">ॐ ह्रीं स्थितिभुक्तिगुण सहितसाधु परमेष्ठिभ्य: अर्घ्यं निर्वपामीति स्वाहा</text:span><text:line-break/>सूक्षम जीवदया के काज, दांतुन भी त्यागें मुनिराज ।<text:line-break/>सकलजंतु बंधुसम जान, ते मैं साधु नमों अघहान ॥<text:line-break/><text:span text:style-name="T10">ॐ ह्रीं दन्तधावनरहितगुण सहितसाधु परमेष्ठिभ्य: अर्घ्यं निर्वपामीति स्वाहा</text:span><text:line-break/><text:span text:style-name="T3">चाल जोगीरासा की</text:span><text:line-break/>पंच महावत समिति पांच लखि, इंद्री सब वश आने ।<text:line-break/>आवसिषट- भूशयन नहुन तजि, बसनत्याग शुभ ठाने ॥<text:line-break/>कचलोचन इकवार लघु अन, एकठाम थिति काजे ।<text:line-break/>दन्त न धोबन वीस आठ इह, साधु सुभग गुण साजे ॥<text:line-break/><text:span text:style-name="T10">ॐ हो उाष्टाविंशतिमूलगुण सहितसाधु परमेष्ठिभ्य: अर्घ्यं निर्वपामीति स्वाहा</text:span><text:line-break/><text:span text:style-name="T3">आरती जयमाल</text:span><text:line-break/>दोहा - ये अट्ठाइस गुण सकल, धरे मोक्षमग जान ।<text:line-break/>तिनकी सुनिव्याख्यान भवि धारत उपजेज्ञान ॥<text:line-break/><text:span text:style-name="T3">चाल भरथरी की</text:span><text:line-break/>ते गुरु पूजों भाव सों, जे करुणा प्रतिपाल ।<text:line-break/>सो मुनि दीन दयाल, ते गुरु पूजों भावसों ॥ टेक ॥<text:line-break/>पंच महा व्रत आदरें, पांचों समिति समेत ॥<text:line-break/><text:soft-page-break/>इन्द्री पांचों वश करे, घट आवश्यक हेत ॥ ते गुरु ॥<text:line-break/>भूमिशयन मंजनतजन, पटके त्यागी जान ।<text:line-break/>कचलुंचन लघु अशन है, असधिति है शभआन ॥ ते गुरु ॥<text:line-break/>दाँतुन कबहू ना करें, हैं मुनि दीनदयाल ।<text:line-break/>सब जियरक्षक हितधनी सबही जग प्रतिपाल ॥ ते गुरु ॥<text:line-break/>सत्य महावत जे धरैं, भाषें असत न बैन ।<text:line-break/>त्याग अदत्तादान को, ब्रह्मचर्य सुख चैन ॥ ते गुरु. ॥<text:line-break/>नग्न वपु परिग्रह तजे, चालें भूमि निहार ।<text:line-break/>खाय देखि धर लेय सो, जो हू ठाम निहार ।<text:line-break/>मल मूत्रादिक त्याग हैं सो हू भूमि निहार ।<text:line-break/>इंद्री पांचो वश करें, विरकत चित्त उदार ॥ ते गुरु ॥<text:line-break/>सपरस इंद्री वश करें, आठों विषय निवार ।<text:line-break/>रसना के पांचों विषय त्यागें ममत प्रहार ॥ से गुरु ॥<text:line-break/>गन्ध तने दोऊ विषय जीते दुखदा जान ।<text:line-break/>पांच विषय नेत्रों तने जीते शुभ चित आन ॥ ते गुरु ॥<text:line-break/>करण विषय नेत्रों हरे, मिश्र अचित्त सचित्त ।<text:line-break/>कठिन भूमि सोवन बने, रक्षक जीव निमित्त ॥ ते गुरु ॥<text:line-break/>मंजन विधि नहिं तन विषें झलके नसा सु जाल ।<text:line-break/>वसनरहित तन सोहनो, पूजत सुरसु विशाल ॥ ते गुरु ॥<text:line-break/>शिर मुख डाढी कच लुचें, बाधा लहे न कोय ।<text:line-break/>एक बार भोजन लघू निरदूषण ले सोय ॥ ते गुरु ॥<text:line-break/>तनथिति शिवसुख कारने, आनकाज ना जान ।<text:line-break/>दन्तन धोवों दयानिधि, निजसम सबको मान ॥ ते गुरु ॥<text:line-break/><text:soft-page-break/>ऐसे बीस अरू आठ, गुण धारी मुनि चकोय ।<text:line-break/>तिनके पद वसुद्रव्य तै पूजों मनशुध होय ॥ते गुरु॥</text:p>
      <text:p text:style-name="P2"><text:line-break/><text:span text:style-name="T3">सोरठा</text:span><text:line-break/>तन चविरकत शिवमिन्त सकल जन्तु रखपाल हैं ।<text:line-break/>निजसुख धारत सन्त, पूजें तें बहुसख बढे ॥<text:line-break/><text:span text:style-name="T10">ॐ हो अष्टाविंशतिगुण सहितसाधु परमेष्ठिभ्य: पूर्णार्घ्यं निर्वपामीति स्वाहा</text:span><text:line-break/><text:span text:style-name="T5">समुच्चय जयमाल</text:span><text:span text:style-name="T3"> ( कवित्त छन्द)</text:span><text:line-break/>जन्मत दश-दश केवल उपजें, चौदह देव करें थुति लाय ।<text:line-break/>अनंतचतुष्टय प्रतिहार्य वसु, सबमिलिगुण छयालीस सुथाय ॥<text:line-break/>इनको धरे देव सो मोकों, भवभव शरण होहु सुखदाय ।<text:line-break/>सुरनरहरि पूजत भगवत पद, अपनो आतम सफल कराय ॥<text:line-break/>समकिते दरश ज्ञान वीरज गुण, सूक्ष्ममत्त्व अवगाहन जान ।<text:line-break/>अगुरुलघु सप्तम गुन जानी, अष्टम अव्याबाध बखाने॥<text:line-break/>ये गुण आठ धरें बिन मूरति, चेतन एक सदा अखदान ।<text:line-break/>ऐसे सिद्ध लोक शिर राजे, तिन पद टेक नमों उरआन ॥<text:line-break/>दशलक्षण शुभधर्म तने हैं, द्वादश भेद कहे तपसार ।<text:line-break/>षट आवशि शुभ गुप्ति तीन लखि, पांचभेद जानों आचार ॥<text:line-break/>ये शुभ छत्तीसों गुण धारे, आचारज सब जिय हितकार ।<text:line-break/>तिनके पद मनवचन काय शुध, पूजों भव भव टेक निवार ॥<text:line-break/>अंग एकादश ज्ञान धरे उर, तिनकी रहस सकल पहिचान ।<text:line-break/>चौदह पूरब लही रिद्धि तिन करुणा करि उपदेश बखान ॥<text:line-break/>आप पढ़े शिष्यन पढवावे, समताभाव रागपद भान 1<text:line-break/><text:soft-page-break/>ऐसे गुण को धरे उपाध्या तिनपद टेक भजें शिव जान ॥<text:line-break/>पंच महाव्रत समिति पाँच गिन, इंद्री पांच करे वशवीर ।</text:p>
      <text:p text:style-name="P2">षट आवश्यक करे नित्य ही, ताकरि पाप हरे वर वीर ॥<text:line-break/>भूमिशयन आदिकगुण सात जु, और मिलावो इनके तीर ।<text:line-break/>अष्टाविंशति होय सकल मिल, इन धर साथु करें शिवसीर ॥<text:line-break/>ये ही पंच गुरु परमेष्ठी, ये ही सकल हितू सुखकार ।<text:line-break/>ये ही मँगलदायक जग में, ये ही करें भवोदधि पार ॥<text:line-break/>ये ही पाँचों पंचमगतिमय, ये ही पंच मुकति करतार ।<text:line-break/>इनके पद को भव भव सरनों, मागों उरकी 'टेक' निवार ॥<text:line-break/>दोहा - अरिहंत सिध आचार्य के पाँय उपाध्या पाय ।<text:line-break/>साधुसहित पाँचों चरन, पूजों ’टेक’ लगाय ॥<text:line-break/><text:span text:style-name="T10">ॐ ही श्री पंचपरमेष्ठिभ्यः पूर्णार्घ्यं निर्वपामीति स्वाहा </text:span><text:line-break/><text:span text:style-name="T10">॥ इति पंचपरमेष्ठि पूजन विधान समाप्तम ॥</text:span><text:line-break/><text:line-break/><text:line-break/>पंचपरमेष्ठि-विधान मण्डल विधि<text:line-break/>पंचपरमेष्ठि विधान का मंडल पांच कोठों का होता है । पांचों<text:line-break/>परमेष्ठियों के अलग-अलग कोठे बनाने चाहिए और उनमें परमेष्ठियों<text:line-break/>के गुणों के अनुसार पुंज या फूल आदि बनाने चाहिए । बीच में ॐ<text:line-break/>लिखकर छोटा गोलाकार बनाकर उसके पांच भाग करते हुए बडा<text:line-break/>गोलाकार बनावें । प्रथम कोठे में अरिहन्त के ४६ गुणों के ४६ पुंज<text:line-break/>या फूल बनावें,च फिर बाई ओर से सिद्धों के ८, आचार्यो के ३६<text:line-break/>उपाध्यायों के २५ एवं सर्व साधुओं के २८ क्रमश: पांचों खानों में<text:line-break/>फूल बनाये जावें । इस प्रकार पचपरमेष्ठियोंच के १४३ गुणों की यह<text:line-break/><text:soft-page-break/>पूजा है ।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1.482cm" fo:margin-right="1.13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श्री पंचपरमेष्ठी पूजन विधान <text:s text:c="19"/><text:tab/> <text:s text:c="3"/><text:tab/><text:page-number text:select-page="current">4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shal Jain</meta:initial-creator>
    <meta:creation-date>2014-01-10T12:55:28.70</meta:creation-date>
    <dc:date>2014-01-14T17:43:48.06</dc:date>
    <dc:creator>Sunaina Jain</dc:creator>
    <meta:editing-duration>PT13H57M27S</meta:editing-duration>
    <meta:editing-cycles>31</meta:editing-cycles>
    <meta:generator>OpenOffice/4.0.1$Win32 OpenOffice.org_project/401m5$Build-9714</meta:generator>
    <meta:document-statistic meta:table-count="0" meta:image-count="0" meta:object-count="0" meta:page-count="43" meta:paragraph-count="147" meta:word-count="8609" meta:character-count="44959"/>
  </office:meta>
</office:document-meta>
</file>